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1">
            <text:p>13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9">
            <text:p>13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9">
            <text:p>24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789">
            <text:p>1278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294">
            <text:p>1329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304">
            <text:p>1430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0">
            <text:p>2021-01-2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4 - 1.01)">
            <text:p>(0.54 - 1.0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4">
            <text:p>0.9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89">
            <text:p>789</text:p>
          </table:table-cell>
          <table:table-cell office:value-type="float" office:value="1220.75">
            <text:p>1220.75</text:p>
          </table:table-cell>
          <table:table-cell office:value-type="float" office:value="0.00795121951219512">
            <text:p>0.0079512195</text:p>
          </table:table-cell>
          <table:table-cell office:value-type="float" office:value="0.0558623619371283">
            <text:p>0.0558623619</text:p>
          </table:table-cell>
          <table:table-cell office:value-type="float" office:value="0.0513891812250053">
            <text:p>0.0513891812</text:p>
          </table:table-cell>
          <table:table-cell office:value-type="float" office:value="1.02795318320048">
            <text:p>1.0279531832</text:p>
          </table:table-cell>
          <table:table-cell office:value-type="float" office:value="1.20163464960309">
            <text:p>1.2016346496</text:p>
          </table:table-cell>
          <table:table-cell office:value-type="float" office:value="1.18503819626359">
            <text:p>1.1850381963</text:p>
          </table:table-cell>
          <table:table-cell office:value-type="float" office:value="0">
            <text:p>0</text:p>
          </table:table-cell>
          <table:table-cell office:value-type="float" office:value="12.7515591072707">
            <text:p>12.7515591073</text:p>
          </table:table-cell>
          <table:table-cell office:value-type="float" office:value="13.831871839569">
            <text:p>13.831871839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88.875">
            <text:p>788.875</text:p>
          </table:table-cell>
          <table:table-cell office:value-type="float" office:value="1414.75">
            <text:p>1414.75</text:p>
          </table:table-cell>
          <table:table-cell office:value-type="float" office:value="0.0189979909593169">
            <text:p>0.018997991</text:p>
          </table:table-cell>
          <table:table-cell office:value-type="float" office:value="0.0526127117513672">
            <text:p>0.0526127118</text:p>
          </table:table-cell>
          <table:table-cell office:value-type="float" office:value="0.0567557267220283">
            <text:p>0.0567557267</text:p>
          </table:table-cell>
          <table:table-cell office:value-type="float" office:value="1.06720037873217">
            <text:p>1.0672003787</text:p>
          </table:table-cell>
          <table:table-cell office:value-type="float" office:value="1.18956996210794">
            <text:p>1.1895699621</text:p>
          </table:table-cell>
          <table:table-cell office:value-type="float" office:value="1.20495862005796">
            <text:p>1.2049586201</text:p>
          </table:table-cell>
          <table:table-cell office:value-type="float" office:value="0">
            <text:p>0</text:p>
          </table:table-cell>
          <table:table-cell office:value-type="float" office:value="13.5181311276389">
            <text:p>13.5181311276</text:p>
          </table:table-cell>
          <table:table-cell office:value-type="float" office:value="12.556199890703">
            <text:p>12.556199890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778.75">
            <text:p>778.7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89186378996621">
            <text:p>0.0289186379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10285435638004">
            <text:p>1.1028543564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4.3138006440676">
            <text:p>24.313800644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405.375">
            <text:p>405.37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43826503459287">
            <text:p>0.0143826503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5074472304746">
            <text:p>1.050744723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949">
            <text:p>29949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201.375">
            <text:p>201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672393068215967">
            <text:p>0.0067239307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2362237142544">
            <text:p>1.0236223714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30260">
            <text:p>30260</text:p>
          </table:table-cell>
          <table:table-cell office:value-type="float" office:value="644.5">
            <text:p>644.5</text:p>
          </table:table-cell>
          <table:table-cell office:value-type="float" office:value="872.75">
            <text:p>872.75</text:p>
          </table:table-cell>
          <table:table-cell office:value-type="float" office:value="-32.5">
            <text:p>-32.5</text:p>
          </table:table-cell>
          <table:table-cell office:value-type="float" office:value="0.0526337280522662">
            <text:p>0.0526337281</text:p>
          </table:table-cell>
          <table:table-cell office:value-type="float" office:value="0.0449245894888557">
            <text:p>0.0449245895</text:p>
          </table:table-cell>
          <table:table-cell office:value-type="float" office:value="-0.00107402511566424">
            <text:p>-0.0010740251</text:p>
          </table:table-cell>
          <table:table-cell office:value-type="float" office:value="1.18964785446714">
            <text:p>1.1896478545</text:p>
          </table:table-cell>
          <table:table-cell office:value-type="float" office:value="1.16119177194285">
            <text:p>1.1611917719</text:p>
          </table:table-cell>
          <table:table-cell office:value-type="float" office:value="0.996243173013875">
            <text:p>0.996243173</text:p>
          </table:table-cell>
          <table:table-cell office:value-type="float" office:value="13.5128694758015">
            <text:p>13.5128694758</text:p>
          </table:table-cell>
          <table:table-cell office:value-type="float" office:value="15.7731619673538">
            <text:p>15.77316196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521">
            <text:p>521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856">
            <text:p>28856</text:p>
          </table:table-cell>
          <table:table-cell office:value-type="float" office:value="651">
            <text:p>651</text:p>
          </table:table-cell>
          <table:table-cell office:value-type="float" office:value="645.75">
            <text:p>645.75</text:p>
          </table:table-cell>
          <table:table-cell office:value-type="float" office:value="-59.5">
            <text:p>-59.5</text:p>
          </table:table-cell>
          <table:table-cell office:value-type="float" office:value="0.0498774134232302">
            <text:p>0.0498774134</text:p>
          </table:table-cell>
          <table:table-cell office:value-type="float" office:value="0.0319868238557559">
            <text:p>0.0319868239</text:p>
          </table:table-cell>
          <table:table-cell office:value-type="float" office:value="-0.00206196285001386">
            <text:p>-0.0020619629</text:p>
          </table:table-cell>
          <table:table-cell office:value-type="float" office:value="1.1794469494661">
            <text:p>1.1794469495</text:p>
          </table:table-cell>
          <table:table-cell office:value-type="float" office:value="1.11395927101989">
            <text:p>1.113959271</text:p>
          </table:table-cell>
          <table:table-cell office:value-type="float" office:value="0.992791463338909">
            <text:p>0.9927914633</text:p>
          </table:table-cell>
          <table:table-cell office:value-type="float" office:value="14.240777576988">
            <text:p>14.240777577</text:p>
          </table:table-cell>
          <table:table-cell office:value-type="float" office:value="22.0145269422692">
            <text:p>22.014526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3804">
            <text:p>13804</text:p>
          </table:table-cell>
          <table:table-cell office:value-type="float" office:value="20415">
            <text:p>20415</text:p>
          </table:table-cell>
          <table:table-cell office:value-type="float" office:value="28493">
            <text:p>28493</text:p>
          </table:table-cell>
          <table:table-cell office:value-type="float" office:value="817.5">
            <text:p>817.5</text:p>
          </table:table-cell>
          <table:table-cell office:value-type="float" office:value="-47.75">
            <text:p>-47.75</text:p>
          </table:table-cell>
          <table:table-cell office:value-type="float" office:value="476.25">
            <text:p>476.25</text:p>
          </table:table-cell>
          <table:table-cell office:value-type="float" office:value="0.0592219646479281">
            <text:p>0.0592219646</text:p>
          </table:table-cell>
          <table:table-cell office:value-type="float" office:value="-0.00233896644624051">
            <text:p>-0.0023389664</text:p>
          </table:table-cell>
          <table:table-cell office:value-type="float" office:value="0.0167146316639175">
            <text:p>0.0167146317</text:p>
          </table:table-cell>
          <table:table-cell office:value-type="float" office:value="1.2141510688174">
            <text:p>1.2141510688</text:p>
          </table:table-cell>
          <table:table-cell office:value-type="float" office:value="0.99182434013567">
            <text:p>0.9918243401</text:p>
          </table:table-cell>
          <table:table-cell office:value-type="float" office:value="1.05904879349057">
            <text:p>1.0590487935</text:p>
          </table:table-cell>
          <table:table-cell office:value-type="float" office:value="12.0474751278823">
            <text:p>12.0474751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4732">
            <text:p>14732</text:p>
          </table:table-cell>
          <table:table-cell office:value-type="float" office:value="19720">
            <text:p>19720</text:p>
          </table:table-cell>
          <table:table-cell office:value-type="float" office:value="30043">
            <text:p>30043</text:p>
          </table:table-cell>
          <table:table-cell office:value-type="float" office:value="818">
            <text:p>818</text:p>
          </table:table-cell>
          <table:table-cell office:value-type="float" office:value="30.75">
            <text:p>30.75</text:p>
          </table:table-cell>
          <table:table-cell office:value-type="float" office:value="141.125">
            <text:p>141.125</text:p>
          </table:table-cell>
          <table:table-cell office:value-type="float" office:value="0.0555253869128428">
            <text:p>0.0555253869</text:p>
          </table:table-cell>
          <table:table-cell office:value-type="float" office:value="0.00155933062880325">
            <text:p>0.0015593306</text:p>
          </table:table-cell>
          <table:table-cell office:value-type="float" office:value="0.0046974336783943">
            <text:p>0.0046974337</text:p>
          </table:table-cell>
          <table:table-cell office:value-type="float" office:value="1.20038166863492">
            <text:p>1.2003816686</text:p>
          </table:table-cell>
          <table:table-cell office:value-type="float" office:value="1.00546242296435">
            <text:p>1.005462423</text:p>
          </table:table-cell>
          <table:table-cell office:value-type="float" office:value="1.01648426700538">
            <text:p>1.016484267</text:p>
          </table:table-cell>
          <table:table-cell office:value-type="float" office:value="12.8268805435476">
            <text:p>12.8268805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5185">
            <text:p>15185</text:p>
          </table:table-cell>
          <table:table-cell office:value-type="float" office:value="19469">
            <text:p>19469</text:p>
          </table:table-cell>
          <table:table-cell office:value-type="float" office:value="30320">
            <text:p>30320</text:p>
          </table:table-cell>
          <table:table-cell office:value-type="float" office:value="-19.875">
            <text:p>-19.875</text:p>
          </table:table-cell>
          <table:table-cell office:value-type="float" office:value="22">
            <text:p>22</text:p>
          </table:table-cell>
          <table:table-cell office:value-type="float" office:value="-12.125">
            <text:p>-12.125</text:p>
          </table:table-cell>
          <table:table-cell office:value-type="float" office:value="-0.00130885742509055">
            <text:p>-0.0013088574</text:p>
          </table:table-cell>
          <table:table-cell office:value-type="float" office:value="0.00113000154091119">
            <text:p>0.0011300015</text:p>
          </table:table-cell>
          <table:table-cell office:value-type="float" office:value="-0.000399901055408971">
            <text:p>-0.0003999011</text:p>
          </table:table-cell>
          <table:table-cell office:value-type="float" office:value="0.995422356703391">
            <text:p>0.9954223567</text:p>
          </table:table-cell>
          <table:table-cell office:value-type="float" office:value="1.00395750812401">
            <text:p>1.0039575081</text:p>
          </table:table-cell>
          <table:table-cell office:value-type="float" office:value="0.998600659750943">
            <text:p>0.99860065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671">
            <text:p>671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5523">
            <text:p>15523</text:p>
          </table:table-cell>
          <table:table-cell office:value-type="float" office:value="20160">
            <text:p>20160</text:p>
          </table:table-cell>
          <table:table-cell office:value-type="float" office:value="28808">
            <text:p>28808</text:p>
          </table:table-cell>
          <table:table-cell office:value-type="float" office:value="-55.625">
            <text:p>-55.625</text:p>
          </table:table-cell>
          <table:table-cell office:value-type="float" office:value="613.75">
            <text:p>613.75</text:p>
          </table:table-cell>
          <table:table-cell office:value-type="float" office:value="-124.875">
            <text:p>-124.875</text:p>
          </table:table-cell>
          <table:table-cell office:value-type="float" office:value="-0.0035833923854925">
            <text:p>-0.0035833924</text:p>
          </table:table-cell>
          <table:table-cell office:value-type="float" office:value="0.0304439484126984">
            <text:p>0.0304439484</text:p>
          </table:table-cell>
          <table:table-cell office:value-type="float" office:value="-0.00433473340738684">
            <text:p>-0.0043347334</text:p>
          </table:table-cell>
          <table:table-cell office:value-type="float" office:value="0.987483294424714">
            <text:p>0.9874832944</text:p>
          </table:table-cell>
          <table:table-cell office:value-type="float" office:value="1.10837041407456">
            <text:p>1.1083704141</text:p>
          </table:table-cell>
          <table:table-cell office:value-type="float" office:value="0.984865261305024">
            <text:p>0.9848652613</text:p>
          </table:table-cell>
          <table:table-cell office:value-type="float" office:value="0">
            <text:p>0</text:p>
          </table:table-cell>
          <table:table-cell office:value-type="float" office:value="23.1128204212452">
            <text:p>23.112820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952">
            <text:p>95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16101">
            <text:p>16101</text:p>
          </table:table-cell>
          <table:table-cell office:value-type="float" office:value="20881">
            <text:p>20881</text:p>
          </table:table-cell>
          <table:table-cell office:value-type="float" office:value="28493">
            <text:p>28493</text:p>
          </table:table-cell>
          <table:table-cell office:value-type="float" office:value="-26.375">
            <text:p>-26.375</text:p>
          </table:table-cell>
          <table:table-cell office:value-type="float" office:value="-20.75">
            <text:p>-20.75</text:p>
          </table:table-cell>
          <table:table-cell office:value-type="float" office:value="476.25">
            <text:p>476.25</text:p>
          </table:table-cell>
          <table:table-cell office:value-type="float" office:value="-0.00163809701260791">
            <text:p>-0.001638097</text:p>
          </table:table-cell>
          <table:table-cell office:value-type="float" office:value="-0.000993726354101815">
            <text:p>-0.0009937264</text:p>
          </table:table-cell>
          <table:table-cell office:value-type="float" office:value="0.0167146316639175">
            <text:p>0.0167146317</text:p>
          </table:table-cell>
          <table:table-cell office:value-type="float" office:value="0.994271919845045">
            <text:p>0.9942719198</text:p>
          </table:table-cell>
          <table:table-cell office:value-type="float" office:value="0.996523893245095">
            <text:p>0.9965238932</text:p>
          </table:table-cell>
          <table:table-cell office:value-type="float" office:value="1.05904879349057">
            <text:p>1.05904879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725">
            <text:p>725</text:p>
          </table:table-cell>
          <table:table-cell office:value-type="float" office:value="15464">
            <text:p>15464</text:p>
          </table:table-cell>
          <table:table-cell office:value-type="float" office:value="22048">
            <text:p>22048</text:p>
          </table:table-cell>
          <table:table-cell office:value-type="float" office:value="29910">
            <text:p>29910</text:p>
          </table:table-cell>
          <table:table-cell office:value-type="float" office:value="-13.625">
            <text:p>-13.625</text:p>
          </table:table-cell>
          <table:table-cell office:value-type="float" office:value="74.875">
            <text:p>74.875</text:p>
          </table:table-cell>
          <table:table-cell office:value-type="float" office:value="120.5">
            <text:p>120.5</text:p>
          </table:table-cell>
          <table:table-cell office:value-type="float" office:value="-0.000881078634247284">
            <text:p>-0.0008810786</text:p>
          </table:table-cell>
          <table:table-cell office:value-type="float" office:value="0.0033959996371553">
            <text:p>0.0033959996</text:p>
          </table:table-cell>
          <table:table-cell office:value-type="float" office:value="0.004028752925443">
            <text:p>0.0040287529</text:p>
          </table:table-cell>
          <table:table-cell office:value-type="float" office:value="0.996917746327272">
            <text:p>0.9969177463</text:p>
          </table:table-cell>
          <table:table-cell office:value-type="float" office:value="1.01190860304457">
            <text:p>1.011908603</text:p>
          </table:table-cell>
          <table:table-cell office:value-type="float" office:value="1.01413244770531">
            <text:p>1.01413244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708">
            <text:p>708</text:p>
          </table:table-cell>
          <table:table-cell office:value-type="float" office:value="15280">
            <text:p>15280</text:p>
          </table:table-cell>
          <table:table-cell office:value-type="float" office:value="22486">
            <text:p>22486</text:p>
          </table:table-cell>
          <table:table-cell office:value-type="float" office:value="30316">
            <text:p>30316</text:p>
          </table:table-cell>
          <table:table-cell office:value-type="float" office:value="-1">
            <text:p>-1</text:p>
          </table:table-cell>
          <table:table-cell office:value-type="float" office:value="-38.75">
            <text:p>-38.75</text:p>
          </table:table-cell>
          <table:table-cell office:value-type="float" office:value="-26.5">
            <text:p>-26.5</text:p>
          </table:table-cell>
          <table:table-cell table:style-name="ce17" office:value-type="float" office:value="-0.0000654450261780105">
            <text:p>-6.54E-005</text:p>
          </table:table-cell>
          <table:table-cell office:value-type="float" office:value="-0.00172329449435204">
            <text:p>-0.0017232945</text:p>
          </table:table-cell>
          <table:table-cell office:value-type="float" office:value="-0.000874125874125874">
            <text:p>-0.0008741259</text:p>
          </table:table-cell>
          <table:table-cell office:value-type="float" office:value="0.999770950803158">
            <text:p>0.9997709508</text:p>
          </table:table-cell>
          <table:table-cell office:value-type="float" office:value="0.99397428996784">
            <text:p>0.99397429</text:p>
          </table:table-cell>
          <table:table-cell office:value-type="float" office:value="0.996942057068805">
            <text:p>0.9969420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15530">
            <text:p>15530</text:p>
          </table:table-cell>
          <table:table-cell office:value-type="float" office:value="21005">
            <text:p>21005</text:p>
          </table:table-cell>
          <table:table-cell office:value-type="float" office:value="28937">
            <text:p>28937</text:p>
          </table:table-cell>
          <table:table-cell office:value-type="float" office:value="-55.25">
            <text:p>-55.25</text:p>
          </table:table-cell>
          <table:table-cell office:value-type="float" office:value="243">
            <text:p>243</text:p>
          </table:table-cell>
          <table:table-cell office:value-type="float" office:value="-67.375">
            <text:p>-67.375</text:p>
          </table:table-cell>
          <table:table-cell office:value-type="float" office:value="-0.00355763039278815">
            <text:p>-0.0035576304</text:p>
          </table:table-cell>
          <table:table-cell office:value-type="float" office:value="0.0115686741252083">
            <text:p>0.0115686741</text:p>
          </table:table-cell>
          <table:table-cell office:value-type="float" office:value="-0.0023283339668936">
            <text:p>-0.002328334</text:p>
          </table:table-cell>
          <table:table-cell office:value-type="float" office:value="0.987573100823904">
            <text:p>0.9875731008</text:p>
          </table:table-cell>
          <table:table-cell office:value-type="float" office:value="1.04075267451142">
            <text:p>1.0407526745</text:p>
          </table:table-cell>
          <table:table-cell office:value-type="float" office:value="0.991861456548433">
            <text:p>0.99186145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6053">
            <text:p>16053</text:p>
          </table:table-cell>
          <table:table-cell office:value-type="float" office:value="20495">
            <text:p>20495</text:p>
          </table:table-cell>
          <table:table-cell office:value-type="float" office:value="28153">
            <text:p>28153</text:p>
          </table:table-cell>
          <table:table-cell office:value-type="float" office:value="244.25">
            <text:p>244.25</text:p>
          </table:table-cell>
          <table:table-cell office:value-type="float" office:value="-28">
            <text:p>-28</text:p>
          </table:table-cell>
          <table:table-cell office:value-type="float" office:value="-61">
            <text:p>-61</text:p>
          </table:table-cell>
          <table:table-cell office:value-type="float" office:value="0.0152152245686165">
            <text:p>0.0152152246</text:p>
          </table:table-cell>
          <table:table-cell office:value-type="float" office:value="-0.00136618687484752">
            <text:p>-0.0013661869</text:p>
          </table:table-cell>
          <table:table-cell office:value-type="float" office:value="-0.00216673178702092">
            <text:p>-0.0021667318</text:p>
          </table:table-cell>
          <table:table-cell office:value-type="float" office:value="1.05370703198516">
            <text:p>1.053707032</text:p>
          </table:table-cell>
          <table:table-cell office:value-type="float" office:value="0.995222004212525">
            <text:p>0.9952220042</text:p>
          </table:table-cell>
          <table:table-cell office:value-type="float" office:value="0.992425640409635">
            <text:p>0.99242564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575">
            <text:p>15575</text:p>
          </table:table-cell>
          <table:table-cell office:value-type="float" office:value="20293">
            <text:p>20293</text:p>
          </table:table-cell>
          <table:table-cell office:value-type="float" office:value="30133">
            <text:p>30133</text:p>
          </table:table-cell>
          <table:table-cell office:value-type="float" office:value="2.125">
            <text:p>2.125</text:p>
          </table:table-cell>
          <table:table-cell office:value-type="float" office:value="336.25">
            <text:p>336.25</text:p>
          </table:table-cell>
          <table:table-cell office:value-type="float" office:value="145.375">
            <text:p>145.375</text:p>
          </table:table-cell>
          <table:table-cell office:value-type="float" office:value="0.000136436597110754">
            <text:p>0.0001364366</text:p>
          </table:table-cell>
          <table:table-cell office:value-type="float" office:value="0.0165697531168383">
            <text:p>0.0165697531</text:p>
          </table:table-cell>
          <table:table-cell office:value-type="float" office:value="0.00482444496067434">
            <text:p>0.004824445</text:p>
          </table:table-cell>
          <table:table-cell office:value-type="float" office:value="1.00047756457518">
            <text:p>1.0004775646</text:p>
          </table:table-cell>
          <table:table-cell office:value-type="float" office:value="1.05853226707691">
            <text:p>1.0585322671</text:p>
          </table:table-cell>
          <table:table-cell office:value-type="float" office:value="1.01693117688995">
            <text:p>1.0169311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172">
            <text:p>15172</text:p>
          </table:table-cell>
          <table:table-cell office:value-type="float" office:value="20570">
            <text:p>20570</text:p>
          </table:table-cell>
          <table:table-cell office:value-type="float" office:value="30124">
            <text:p>30124</text:p>
          </table:table-cell>
          <table:table-cell office:value-type="float" office:value="42.875">
            <text:p>42.875</text:p>
          </table:table-cell>
          <table:table-cell office:value-type="float" office:value="373.5">
            <text:p>373.5</text:p>
          </table:table-cell>
          <table:table-cell office:value-type="float" office:value="254.25">
            <text:p>254.25</text:p>
          </table:table-cell>
          <table:table-cell office:value-type="float" office:value="0.00282592934352755">
            <text:p>0.0028259293</text:p>
          </table:table-cell>
          <table:table-cell office:value-type="float" office:value="0.0181575109382596">
            <text:p>0.0181575109</text:p>
          </table:table-cell>
          <table:table-cell office:value-type="float" office:value="0.00844011419466206">
            <text:p>0.0084401142</text:p>
          </table:table-cell>
          <table:table-cell office:value-type="float" office:value="1.00990640502059">
            <text:p>1.009906405</text:p>
          </table:table-cell>
          <table:table-cell office:value-type="float" office:value="1.06419749088272">
            <text:p>1.0641974909</text:p>
          </table:table-cell>
          <table:table-cell office:value-type="float" office:value="1.02968002131545">
            <text:p>1.02968002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806">
            <text:p>806</text:p>
          </table:table-cell>
          <table:table-cell office:value-type="float" office:value="579">
            <text:p>579</text:p>
          </table:table-cell>
          <table:table-cell office:value-type="float" office:value="15492">
            <text:p>15492</text:p>
          </table:table-cell>
          <table:table-cell office:value-type="float" office:value="20922">
            <text:p>20922</text:p>
          </table:table-cell>
          <table:table-cell office:value-type="float" office:value="28745">
            <text:p>28745</text:p>
          </table:table-cell>
          <table:table-cell office:value-type="float" office:value="-61.25">
            <text:p>-61.25</text:p>
          </table:table-cell>
          <table:table-cell office:value-type="float" office:value="243.375">
            <text:p>243.375</text:p>
          </table:table-cell>
          <table:table-cell office:value-type="float" office:value="616">
            <text:p>616</text:p>
          </table:table-cell>
          <table:table-cell office:value-type="float" office:value="-0.00395365349857991">
            <text:p>-0.0039536535</text:p>
          </table:table-cell>
          <table:table-cell office:value-type="float" office:value="0.0116324921135647">
            <text:p>0.0116324921</text:p>
          </table:table-cell>
          <table:table-cell office:value-type="float" office:value="0.0214298138806749">
            <text:p>0.0214298139</text:p>
          </table:table-cell>
          <table:table-cell office:value-type="float" office:value="0.986192850251905">
            <text:p>0.9861928503</text:p>
          </table:table-cell>
          <table:table-cell office:value-type="float" office:value="1.04097893954811">
            <text:p>1.0409789395</text:p>
          </table:table-cell>
          <table:table-cell office:value-type="float" office:value="1.07590445295136">
            <text:p>1.075904453</text:p>
          </table:table-cell>
          <table:table-cell table:number-columns-repeated="2" office:value-type="float" office:value="0">
            <text:p>0</text:p>
          </table:table-cell>
          <table:table-cell office:value-type="float" office:value="32.6903418695728">
            <text:p>32.690341869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005">
            <text:p>16005</text:p>
          </table:table-cell>
          <table:table-cell office:value-type="float" office:value="21088">
            <text:p>21088</text:p>
          </table:table-cell>
          <table:table-cell office:value-type="float" office:value="31895">
            <text:p>31895</text:p>
          </table:table-cell>
          <table:table-cell office:value-type="float" office:value="277.875">
            <text:p>277.875</text:p>
          </table:table-cell>
          <table:table-cell office:value-type="float" office:value="-94">
            <text:p>-94</text:p>
          </table:table-cell>
          <table:table-cell office:value-type="float" office:value="426.625">
            <text:p>426.625</text:p>
          </table:table-cell>
          <table:table-cell office:value-type="float" office:value="0.0173617619493908">
            <text:p>0.0173617619</text:p>
          </table:table-cell>
          <table:table-cell office:value-type="float" office:value="-0.00445751138088012">
            <text:p>-0.0044575114</text:p>
          </table:table-cell>
          <table:table-cell office:value-type="float" office:value="0.0133759209907509">
            <text:p>0.013375921</text:p>
          </table:table-cell>
          <table:table-cell office:value-type="float" office:value="1.06135697114772">
            <text:p>1.0613569711</text:p>
          </table:table-cell>
          <table:table-cell office:value-type="float" office:value="0.984437654206033">
            <text:p>0.9844376542</text:p>
          </table:table-cell>
          <table:table-cell office:value-type="float" office:value="1.04716639738184">
            <text:p>1.04716639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1">
            <text:p>1261</text:p>
          </table:table-cell>
          <table:table-cell office:value-type="float" office:value="16052">
            <text:p>16052</text:p>
          </table:table-cell>
          <table:table-cell office:value-type="float" office:value="22290">
            <text:p>22290</text:p>
          </table:table-cell>
          <table:table-cell office:value-type="float" office:value="33635">
            <text:p>33635</text:p>
          </table:table-cell>
          <table:table-cell office:value-type="float" office:value="307">
            <text:p>307</text:p>
          </table:table-cell>
          <table:table-cell office:value-type="float" office:value="-59.375">
            <text:p>-59.375</text:p>
          </table:table-cell>
          <table:table-cell office:value-type="float" office:value="138.25">
            <text:p>138.25</text:p>
          </table:table-cell>
          <table:table-cell office:value-type="float" office:value="0.0191253426364316">
            <text:p>0.0191253426</text:p>
          </table:table-cell>
          <table:table-cell office:value-type="float" office:value="-0.00266375056078959">
            <text:p>-0.0026637506</text:p>
          </table:table-cell>
          <table:table-cell office:value-type="float" office:value="0.00411030176899063">
            <text:p>0.0041103018</text:p>
          </table:table-cell>
          <table:table-cell office:value-type="float" office:value="1.06765562554019">
            <text:p>1.0676556255</text:p>
          </table:table-cell>
          <table:table-cell office:value-type="float" office:value="0.990690780348655">
            <text:p>0.9906907803</text:p>
          </table:table-cell>
          <table:table-cell office:value-type="float" office:value="1.01441916956951">
            <text:p>1.01441916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6">
            <text:p>616</text:p>
          </table:table-cell>
          <table:table-cell office:value-type="float" office:value="16180">
            <text:p>16180</text:p>
          </table:table-cell>
          <table:table-cell office:value-type="float" office:value="22454">
            <text:p>22454</text:p>
          </table:table-cell>
          <table:table-cell office:value-type="float" office:value="34965">
            <text:p>34965</text:p>
          </table:table-cell>
          <table:table-cell office:value-type="float" office:value="378.625">
            <text:p>378.625</text:p>
          </table:table-cell>
          <table:table-cell office:value-type="float" office:value="156">
            <text:p>156</text:p>
          </table:table-cell>
          <table:table-cell office:value-type="float" office:value="-440.25">
            <text:p>-440.25</text:p>
          </table:table-cell>
          <table:table-cell office:value-type="float" office:value="0.023400803461063">
            <text:p>0.0234008035</text:p>
          </table:table-cell>
          <table:table-cell office:value-type="float" office:value="0.00694753718713815">
            <text:p>0.0069475372</text:p>
          </table:table-cell>
          <table:table-cell office:value-type="float" office:value="-0.0125911625911626">
            <text:p>-0.0125911626</text:p>
          </table:table-cell>
          <table:table-cell office:value-type="float" office:value="1.08297610341486">
            <text:p>1.0829761034</text:p>
          </table:table-cell>
          <table:table-cell office:value-type="float" office:value="1.02441098597">
            <text:p>1.024410986</text:p>
          </table:table-cell>
          <table:table-cell office:value-type="float" office:value="0.956241664186709">
            <text:p>0.9562416642</text:p>
          </table:table-cell>
          <table:table-cell office:value-type="float" office:value="29.9658948212521">
            <text:p>29.96589482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308">
            <text:p>21308</text:p>
          </table:table-cell>
          <table:table-cell office:value-type="float" office:value="33630">
            <text:p>33630</text:p>
          </table:table-cell>
          <table:table-cell office:value-type="float" office:value="33.125">
            <text:p>33.125</text:p>
          </table:table-cell>
          <table:table-cell office:value-type="float" office:value="525.5">
            <text:p>525.5</text:p>
          </table:table-cell>
          <table:table-cell office:value-type="float" office:value="-714.625">
            <text:p>-714.625</text:p>
          </table:table-cell>
          <table:table-cell office:value-type="float" office:value="0.00202327143904227">
            <text:p>0.0020232714</text:p>
          </table:table-cell>
          <table:table-cell office:value-type="float" office:value="0.0246620987422564">
            <text:p>0.0246620987</text:p>
          </table:table-cell>
          <table:table-cell office:value-type="float" office:value="-0.0212496283080583">
            <text:p>-0.0212496283</text:p>
          </table:table-cell>
          <table:table-cell office:value-type="float" office:value="1.00708947354619">
            <text:p>1.0070894735</text:p>
          </table:table-cell>
          <table:table-cell office:value-type="float" office:value="1.08750945506207">
            <text:p>1.0875094551</text:p>
          </table:table-cell>
          <table:table-cell office:value-type="float" office:value="0.926511332460128">
            <text:p>0.9265113325</text:p>
          </table:table-cell>
          <table:table-cell office:value-type="float" office:value="0">
            <text:p>0</text:p>
          </table:table-cell>
          <table:table-cell office:value-type="float" office:value="28.4509325199741">
            <text:p>28.45093252</text:p>
          </table:table-cell>
          <table:table-cell office:value-type="float" office:value="-32.2714471696298">
            <text:p>-32.271447169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5378">
            <text:p>15378</text:p>
          </table:table-cell>
          <table:table-cell office:value-type="float" office:value="22668">
            <text:p>22668</text:p>
          </table:table-cell>
          <table:table-cell office:value-type="float" office:value="31927">
            <text:p>31927</text:p>
          </table:table-cell>
          <table:table-cell office:value-type="float" office:value="121.125">
            <text:p>121.125</text:p>
          </table:table-cell>
          <table:table-cell office:value-type="float" office:value="173.25">
            <text:p>173.25</text:p>
          </table:table-cell>
          <table:table-cell office:value-type="float" office:value="520.125">
            <text:p>520.125</text:p>
          </table:table-cell>
          <table:table-cell office:value-type="float" office:value="0.00787651190011705">
            <text:p>0.0078765119</text:p>
          </table:table-cell>
          <table:table-cell office:value-type="float" office:value="0.00764293276866067">
            <text:p>0.0076429328</text:p>
          </table:table-cell>
          <table:table-cell office:value-type="float" office:value="0.016291070254017">
            <text:p>0.0162910703</text:p>
          </table:table-cell>
          <table:table-cell office:value-type="float" office:value="1.02768938895225">
            <text:p>1.027689389</text:p>
          </table:table-cell>
          <table:table-cell office:value-type="float" office:value="1.02686475695607">
            <text:p>1.026864757</text:p>
          </table:table-cell>
          <table:table-cell office:value-type="float" office:value="1.0575389278703">
            <text:p>1.05753892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14976">
            <text:p>14976</text:p>
          </table:table-cell>
          <table:table-cell office:value-type="float" office:value="20836">
            <text:p>20836</text:p>
          </table:table-cell>
          <table:table-cell office:value-type="float" office:value="33577">
            <text:p>33577</text:p>
          </table:table-cell>
          <table:table-cell office:value-type="float" office:value="23.125">
            <text:p>23.125</text:p>
          </table:table-cell>
          <table:table-cell office:value-type="float" office:value="-1244">
            <text:p>-1244</text:p>
          </table:table-cell>
          <table:table-cell office:value-type="float" office:value="-203.5">
            <text:p>-203.5</text:p>
          </table:table-cell>
          <table:table-cell office:value-type="float" office:value="0.00154413728632479">
            <text:p>0.0015441373</text:p>
          </table:table-cell>
          <table:table-cell office:value-type="float" office:value="-0.0597043578421962">
            <text:p>-0.0597043578</text:p>
          </table:table-cell>
          <table:table-cell office:value-type="float" office:value="-0.00606069630997409">
            <text:p>-0.0060606963</text:p>
          </table:table-cell>
          <table:table-cell office:value-type="float" office:value="1.00540915384766">
            <text:p>1.0054091538</text:p>
          </table:table-cell>
          <table:table-cell office:value-type="float" office:value="0.798021383829197">
            <text:p>0.7980213838</text:p>
          </table:table-cell>
          <table:table-cell office:value-type="float" office:value="0.978859557713024">
            <text:p>0.9788595577</text:p>
          </table:table-cell>
          <table:table-cell office:value-type="float" office:value="0">
            <text:p>0</text:p>
          </table:table-cell>
          <table:table-cell office:value-type="float" office:value="-11.2595288170647">
            <text:p>-11.2595288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468">
            <text:p>468</text:p>
          </table:table-cell>
          <table:table-cell office:value-type="float" office:value="14348">
            <text:p>14348</text:p>
          </table:table-cell>
          <table:table-cell office:value-type="float" office:value="20823">
            <text:p>20823</text:p>
          </table:table-cell>
          <table:table-cell office:value-type="float" office:value="34965">
            <text:p>34965</text:p>
          </table:table-cell>
          <table:table-cell office:value-type="float" office:value="-1018">
            <text:p>-1018</text:p>
          </table:table-cell>
          <table:table-cell office:value-type="float" office:value="-251.5">
            <text:p>-251.5</text:p>
          </table:table-cell>
          <table:table-cell office:value-type="float" office:value="-440.25">
            <text:p>-440.25</text:p>
          </table:table-cell>
          <table:table-cell office:value-type="float" office:value="-0.070950655143574">
            <text:p>-0.0709506551</text:p>
          </table:table-cell>
          <table:table-cell office:value-type="float" office:value="-0.012077990683379">
            <text:p>-0.0120779907</text:p>
          </table:table-cell>
          <table:table-cell office:value-type="float" office:value="-0.0125911625911626">
            <text:p>-0.0125911626</text:p>
          </table:table-cell>
          <table:table-cell office:value-type="float" office:value="0.761539338109483">
            <text:p>0.7615393381</text:p>
          </table:table-cell>
          <table:table-cell office:value-type="float" office:value="0.958012953211711">
            <text:p>0.9580129532</text:p>
          </table:table-cell>
          <table:table-cell office:value-type="float" office:value="0.956241664186709">
            <text:p>0.9562416642</text:p>
          </table:table-cell>
          <table:table-cell office:value-type="float" office:value="-9.41860194772142">
            <text:p>-9.41860194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2703">
            <text:p>12703</text:p>
          </table:table-cell>
          <table:table-cell office:value-type="float" office:value="21048">
            <text:p>21048</text:p>
          </table:table-cell>
          <table:table-cell office:value-type="float" office:value="33502">
            <text:p>33502</text:p>
          </table:table-cell>
          <table:table-cell office:value-type="float" office:value="-853.25">
            <text:p>-853.25</text:p>
          </table:table-cell>
          <table:table-cell office:value-type="float" office:value="315.25">
            <text:p>315.25</text:p>
          </table:table-cell>
          <table:table-cell office:value-type="float" office:value="-879.625">
            <text:p>-879.625</text:p>
          </table:table-cell>
          <table:table-cell office:value-type="float" office:value="-0.0671691726363851">
            <text:p>-0.0671691726</text:p>
          </table:table-cell>
          <table:table-cell office:value-type="float" office:value="0.0149776700874192">
            <text:p>0.0149776701</text:p>
          </table:table-cell>
          <table:table-cell office:value-type="float" office:value="-0.0262558951704376">
            <text:p>-0.0262558952</text:p>
          </table:table-cell>
          <table:table-cell office:value-type="float" office:value="0.773750823367859">
            <text:p>0.7737508234</text:p>
          </table:table-cell>
          <table:table-cell office:value-type="float" office:value="1.05286153328441">
            <text:p>1.0528615333</text:p>
          </table:table-cell>
          <table:table-cell office:value-type="float" office:value="0.909455536084622">
            <text:p>0.9094555361</text:p>
          </table:table-cell>
          <table:table-cell office:value-type="float" office:value="-9.96883456623515">
            <text:p>-9.9688345662</text:p>
          </table:table-cell>
          <table:table-cell office:value-type="float" office:value="0">
            <text:p>0</text:p>
          </table:table-cell>
          <table:table-cell office:value-type="float" office:value="-26.0515676561626">
            <text:p>-26.051567656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680">
            <text:p>11680</text:p>
          </table:table-cell>
          <table:table-cell office:value-type="float" office:value="20422">
            <text:p>20422</text:p>
          </table:table-cell>
          <table:table-cell office:value-type="float" office:value="31967">
            <text:p>31967</text:p>
          </table:table-cell>
          <table:table-cell office:value-type="float" office:value="-583.25">
            <text:p>-583.25</text:p>
          </table:table-cell>
          <table:table-cell office:value-type="float" office:value="-780.875">
            <text:p>-780.875</text:p>
          </table:table-cell>
          <table:table-cell office:value-type="float" office:value="97.875">
            <text:p>97.875</text:p>
          </table:table-cell>
          <table:table-cell office:value-type="float" office:value="-0.0499357876712329">
            <text:p>-0.0499357877</text:p>
          </table:table-cell>
          <table:table-cell office:value-type="float" office:value="-0.0382369503476643">
            <text:p>-0.0382369503</text:p>
          </table:table-cell>
          <table:table-cell office:value-type="float" office:value="0.00306175118090531">
            <text:p>0.0030617512</text:p>
          </table:table-cell>
          <table:table-cell office:value-type="float" office:value="0.830112165615764">
            <text:p>0.8301121656</text:p>
          </table:table-cell>
          <table:table-cell office:value-type="float" office:value="0.869036319952079">
            <text:p>0.86903632</text:p>
          </table:table-cell>
          <table:table-cell office:value-type="float" office:value="1.01073450280094">
            <text:p>1.0107345028</text:p>
          </table:table-cell>
          <table:table-cell office:value-type="float" office:value="-13.5312375688445">
            <text:p>-13.5312375688</text:p>
          </table:table-cell>
          <table:table-cell office:value-type="float" office:value="-17.7788539691321">
            <text:p>-17.7788539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7">
            <text:p>577</text:p>
          </table:table-cell>
          <table:table-cell office:value-type="float" office:value="12088">
            <text:p>12088</text:p>
          </table:table-cell>
          <table:table-cell office:value-type="float" office:value="20147">
            <text:p>20147</text:p>
          </table:table-cell>
          <table:table-cell office:value-type="float" office:value="33679">
            <text:p>33679</text:p>
          </table:table-cell>
          <table:table-cell office:value-type="float" office:value="-242.25">
            <text:p>-242.25</text:p>
          </table:table-cell>
          <table:table-cell office:value-type="float" office:value="-71.875">
            <text:p>-71.875</text:p>
          </table:table-cell>
          <table:table-cell office:value-type="float" office:value="-119.875">
            <text:p>-119.875</text:p>
          </table:table-cell>
          <table:table-cell office:value-type="float" office:value="-0.0200405360688286">
            <text:p>-0.0200405361</text:p>
          </table:table-cell>
          <table:table-cell office:value-type="float" office:value="-0.00356752866431727">
            <text:p>-0.0035675287</text:p>
          </table:table-cell>
          <table:table-cell office:value-type="float" office:value="-0.00355933964785178">
            <text:p>-0.0035593396</text:p>
          </table:table-cell>
          <table:table-cell office:value-type="float" office:value="0.930645305007515">
            <text:p>0.930645305</text:p>
          </table:table-cell>
          <table:table-cell office:value-type="float" office:value="0.987538595106">
            <text:p>0.9875385951</text:p>
          </table:table-cell>
          <table:table-cell office:value-type="float" office:value="0.987567142274027">
            <text:p>0.9875671423</text:p>
          </table:table-cell>
          <table:table-cell office:value-type="float" office:value="-34.2395145298396">
            <text:p>-34.23951452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844">
            <text:p>844</text:p>
          </table:table-cell>
          <table:table-cell office:value-type="float" office:value="12835">
            <text:p>12835</text:p>
          </table:table-cell>
          <table:table-cell office:value-type="float" office:value="19704">
            <text:p>19704</text:p>
          </table:table-cell>
          <table:table-cell office:value-type="float" office:value="34408">
            <text:p>34408</text:p>
          </table:table-cell>
          <table:table-cell office:value-type="float" office:value="-176">
            <text:p>-176</text:p>
          </table:table-cell>
          <table:table-cell office:value-type="float" office:value="-262.625">
            <text:p>-262.625</text:p>
          </table:table-cell>
          <table:table-cell office:value-type="float" office:value="-379.75">
            <text:p>-379.75</text:p>
          </table:table-cell>
          <table:table-cell office:value-type="float" office:value="-0.0137125048694975">
            <text:p>-0.0137125049</text:p>
          </table:table-cell>
          <table:table-cell office:value-type="float" office:value="-0.0133285119772635">
            <text:p>-0.013328512</text:p>
          </table:table-cell>
          <table:table-cell office:value-type="float" office:value="-0.0110366775168565">
            <text:p>-0.0110366775</text:p>
          </table:table-cell>
          <table:table-cell office:value-type="float" office:value="0.952374777224759">
            <text:p>0.9523747772</text:p>
          </table:table-cell>
          <table:table-cell office:value-type="float" office:value="0.953698400573373">
            <text:p>0.9536984006</text:p>
          </table:table-cell>
          <table:table-cell office:value-type="float" office:value="0.9616103728622">
            <text:p>0.96161037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8728">
            <text:p>18728</text:p>
          </table:table-cell>
          <table:table-cell office:value-type="float" office:value="32400">
            <text:p>32400</text:p>
          </table:table-cell>
          <table:table-cell office:value-type="float" office:value="-774.25">
            <text:p>-774.25</text:p>
          </table:table-cell>
          <table:table-cell office:value-type="float" office:value="-506.875">
            <text:p>-506.875</text:p>
          </table:table-cell>
          <table:table-cell office:value-type="float" office:value="-854.5">
            <text:p>-854.5</text:p>
          </table:table-cell>
          <table:table-cell office:value-type="float" office:value="-0.0624294468634091">
            <text:p>-0.0624294469</text:p>
          </table:table-cell>
          <table:table-cell office:value-type="float" office:value="-0.0270650897052542">
            <text:p>-0.0270650897</text:p>
          </table:table-cell>
          <table:table-cell office:value-type="float" office:value="-0.0263734567901235">
            <text:p>-0.0263734568</text:p>
          </table:table-cell>
          <table:table-cell office:value-type="float" office:value="0.789135910215984">
            <text:p>0.7891359102</text:p>
          </table:table-cell>
          <table:table-cell office:value-type="float" office:value="0.906707923429887">
            <text:p>0.9067079234</text:p>
          </table:table-cell>
          <table:table-cell office:value-type="float" office:value="0.909056197311767">
            <text:p>0.9090561973</text:p>
          </table:table-cell>
          <table:table-cell office:value-type="float" office:value="-10.7525915098242">
            <text:p>-10.7525915098</text:p>
          </table:table-cell>
          <table:table-cell office:value-type="float" office:value="-25.2622196393246">
            <text:p>-25.2622196393</text:p>
          </table:table-cell>
          <table:table-cell office:value-type="float" office:value="-25.9338821791915">
            <text:p>-25.933882179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682">
            <text:p>11682</text:p>
          </table:table-cell>
          <table:table-cell office:value-type="float" office:value="17488">
            <text:p>17488</text:p>
          </table:table-cell>
          <table:table-cell office:value-type="float" office:value="29768">
            <text:p>29768</text:p>
          </table:table-cell>
          <table:table-cell office:value-type="float" office:value="-448.375">
            <text:p>-448.375</text:p>
          </table:table-cell>
          <table:table-cell office:value-type="float" office:value="-889.875">
            <text:p>-889.875</text:p>
          </table:table-cell>
          <table:table-cell office:value-type="float" office:value="-1483.25">
            <text:p>-1483.25</text:p>
          </table:table-cell>
          <table:table-cell office:value-type="float" office:value="-0.0383816983393255">
            <text:p>-0.0383816983</text:p>
          </table:table-cell>
          <table:table-cell office:value-type="float" office:value="-0.0508848924977127">
            <text:p>-0.0508848925</text:p>
          </table:table-cell>
          <table:table-cell office:value-type="float" office:value="-0.0498269954313357">
            <text:p>-0.0498269954</text:p>
          </table:table-cell>
          <table:table-cell office:value-type="float" office:value="0.868551439156486">
            <text:p>0.8685514392</text:p>
          </table:table-cell>
          <table:table-cell office:value-type="float" office:value="0.826977849935633">
            <text:p>0.8269778499</text:p>
          </table:table-cell>
          <table:table-cell office:value-type="float" office:value="0.830471665758805">
            <text:p>0.8304716658</text:p>
          </table:table-cell>
          <table:table-cell office:value-type="float" office:value="-17.7104807866132">
            <text:p>-17.7104807866</text:p>
          </table:table-cell>
          <table:table-cell office:value-type="float" office:value="-13.2722757742121">
            <text:p>-13.2722757742</text:p>
          </table:table-cell>
          <table:table-cell office:value-type="float" office:value="-13.5615514489644">
            <text:p>-13.56155144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358">
            <text:p>17358</text:p>
          </table:table-cell>
          <table:table-cell office:value-type="float" office:value="26885">
            <text:p>26885</text:p>
          </table:table-cell>
          <table:table-cell office:value-type="float" office:value="-264.375">
            <text:p>-264.375</text:p>
          </table:table-cell>
          <table:table-cell office:value-type="float" office:value="-36.375">
            <text:p>-36.375</text:p>
          </table:table-cell>
          <table:table-cell office:value-type="float" office:value="-1529.125">
            <text:p>-1529.125</text:p>
          </table:table-cell>
          <table:table-cell office:value-type="float" office:value="-0.0223856900931414">
            <text:p>-0.0223856901</text:p>
          </table:table-cell>
          <table:table-cell office:value-type="float" office:value="-0.00209557552713446">
            <text:p>-0.0020955755</text:p>
          </table:table-cell>
          <table:table-cell office:value-type="float" office:value="-0.05687651106565">
            <text:p>-0.0568765111</text:p>
          </table:table-cell>
          <table:table-cell office:value-type="float" office:value="0.92263227815106">
            <text:p>0.9226322782</text:p>
          </table:table-cell>
          <table:table-cell office:value-type="float" office:value="0.992674092871138">
            <text:p>0.9926740929</text:p>
          </table:table-cell>
          <table:table-cell office:value-type="float" office:value="0.807272688791787">
            <text:p>0.8072726888</text:p>
          </table:table-cell>
          <table:table-cell office:value-type="float" office:value="-30.6159700368015">
            <text:p>-30.6159700368</text:p>
          </table:table-cell>
          <table:table-cell office:value-type="float" office:value="0">
            <text:p>0</text:p>
          </table:table-cell>
          <table:table-cell office:value-type="float" office:value="-11.8369235487001">
            <text:p>-11.836923548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440">
            <text:p>12440</text:p>
          </table:table-cell>
          <table:table-cell office:value-type="float" office:value="17002">
            <text:p>17002</text:p>
          </table:table-cell>
          <table:table-cell office:value-type="float" office:value="24800">
            <text:p>24800</text:p>
          </table:table-cell>
          <table:table-cell office:value-type="float" office:value="-199.375">
            <text:p>-199.375</text:p>
          </table:table-cell>
          <table:table-cell office:value-type="float" office:value="-1034.75">
            <text:p>-1034.75</text:p>
          </table:table-cell>
          <table:table-cell office:value-type="float" office:value="-1439.875">
            <text:p>-1439.875</text:p>
          </table:table-cell>
          <table:table-cell office:value-type="float" office:value="-0.0160269292604502">
            <text:p>-0.0160269293</text:p>
          </table:table-cell>
          <table:table-cell office:value-type="float" office:value="-0.0608604870015292">
            <text:p>-0.060860487</text:p>
          </table:table-cell>
          <table:table-cell office:value-type="float" office:value="-0.0580594758064516">
            <text:p>-0.0580594758</text:p>
          </table:table-cell>
          <table:table-cell office:value-type="float" office:value="0.944409198013003">
            <text:p>0.944409198</text:p>
          </table:table-cell>
          <table:table-cell office:value-type="float" office:value="0.794248133295652">
            <text:p>0.7942481333</text:p>
          </table:table-cell>
          <table:table-cell office:value-type="float" office:value="0.803398804030022">
            <text:p>0.803398804</text:p>
          </table:table-cell>
          <table:table-cell office:value-type="float" office:value="0">
            <text:p>0</text:p>
          </table:table-cell>
          <table:table-cell office:value-type="float" office:value="-11.0389162473998">
            <text:p>-11.0389162474</text:p>
          </table:table-cell>
          <table:table-cell office:value-type="float" office:value="-11.5885427836294">
            <text:p>-11.588542783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758">
            <text:p>15758</text:p>
          </table:table-cell>
          <table:table-cell office:value-type="float" office:value="22440">
            <text:p>22440</text:p>
          </table:table-cell>
          <table:table-cell office:value-type="float" office:value="-48.875">
            <text:p>-48.875</text:p>
          </table:table-cell>
          <table:table-cell office:value-type="float" office:value="-1010.625">
            <text:p>-1010.625</text:p>
          </table:table-cell>
          <table:table-cell office:value-type="float" office:value="-123.375">
            <text:p>-123.375</text:p>
          </table:table-cell>
          <table:table-cell office:value-type="float" office:value="-0.00407563375583722">
            <text:p>-0.0040756338</text:p>
          </table:table-cell>
          <table:table-cell office:value-type="float" office:value="-0.0641340906206371">
            <text:p>-0.0641340906</text:p>
          </table:table-cell>
          <table:table-cell office:value-type="float" office:value="-0.00549799465240642">
            <text:p>-0.0054979947</text:p>
          </table:table-cell>
          <table:table-cell office:value-type="float" office:value="0.985767839003973">
            <text:p>0.985767839</text:p>
          </table:table-cell>
          <table:table-cell office:value-type="float" office:value="0.783592518724053">
            <text:p>0.7835925187</text:p>
          </table:table-cell>
          <table:table-cell office:value-type="float" office:value="0.980816265489165">
            <text:p>0.9808162655</text:p>
          </table:table-cell>
          <table:table-cell office:value-type="float" office:value="0">
            <text:p>0</text:p>
          </table:table-cell>
          <table:table-cell office:value-type="float" office:value="-10.4573786320327">
            <text:p>-10.457378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418">
            <text:p>15418</text:p>
          </table:table-cell>
          <table:table-cell office:value-type="float" office:value="23511">
            <text:p>23511</text:p>
          </table:table-cell>
          <table:table-cell office:value-type="float" office:value="-517">
            <text:p>-517</text:p>
          </table:table-cell>
          <table:table-cell office:value-type="float" office:value="-90.875">
            <text:p>-90.875</text:p>
          </table:table-cell>
          <table:table-cell office:value-type="float" office:value="-34.375">
            <text:p>-34.375</text:p>
          </table:table-cell>
          <table:table-cell office:value-type="float" office:value="-0.0460128159487362">
            <text:p>-0.0460128159</text:p>
          </table:table-cell>
          <table:table-cell office:value-type="float" office:value="-0.00589408483590608">
            <text:p>-0.0058940848</text:p>
          </table:table-cell>
          <table:table-cell office:value-type="float" office:value="-0.00146208157883544">
            <text:p>-0.0014620816</text:p>
          </table:table-cell>
          <table:table-cell office:value-type="float" office:value="0.843104815473227">
            <text:p>0.8431048155</text:p>
          </table:table-cell>
          <table:table-cell office:value-type="float" office:value="0.979438793936992">
            <text:p>0.9794387939</text:p>
          </table:table-cell>
          <table:table-cell office:value-type="float" office:value="0.994886904331861">
            <text:p>0.9948869043</text:p>
          </table:table-cell>
          <table:table-cell office:value-type="float" office:value="-14.7149255792508">
            <text:p>-14.71492557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11520">
            <text:p>11520</text:p>
          </table:table-cell>
          <table:table-cell office:value-type="float" office:value="15444">
            <text:p>15444</text:p>
          </table:table-cell>
          <table:table-cell office:value-type="float" office:value="23653">
            <text:p>23653</text:p>
          </table:table-cell>
          <table:table-cell office:value-type="float" office:value="-122.75">
            <text:p>-122.75</text:p>
          </table:table-cell>
          <table:table-cell office:value-type="float" office:value="-331.25">
            <text:p>-331.25</text:p>
          </table:table-cell>
          <table:table-cell office:value-type="float" office:value="-70.125">
            <text:p>-70.125</text:p>
          </table:table-cell>
          <table:table-cell office:value-type="float" office:value="-0.0106553819444444">
            <text:p>-0.0106553819</text:p>
          </table:table-cell>
          <table:table-cell office:value-type="float" office:value="-0.0214484589484589">
            <text:p>-0.0214484589</text:p>
          </table:table-cell>
          <table:table-cell office:value-type="float" office:value="-0.00296474020208853">
            <text:p>-0.0029647402</text:p>
          </table:table-cell>
          <table:table-cell office:value-type="float" office:value="0.962928696036633">
            <text:p>0.962928696</text:p>
          </table:table-cell>
          <table:table-cell office:value-type="float" office:value="0.925832065007271">
            <text:p>0.925832065</text:p>
          </table:table-cell>
          <table:table-cell office:value-type="float" office:value="0.989640637074243">
            <text:p>0.9896406371</text:p>
          </table:table-cell>
          <table:table-cell office:value-type="float" office:value="0">
            <text:p>0</text:p>
          </table:table-cell>
          <table:table-cell office:value-type="float" office:value="-31.9690496709677">
            <text:p>-31.969049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5902">
            <text:p>15902</text:p>
          </table:table-cell>
          <table:table-cell office:value-type="float" office:value="22957">
            <text:p>22957</text:p>
          </table:table-cell>
          <table:table-cell office:value-type="float" office:value="-134.875">
            <text:p>-134.875</text:p>
          </table:table-cell>
          <table:table-cell office:value-type="float" office:value="-246.75">
            <text:p>-246.75</text:p>
          </table:table-cell>
          <table:table-cell office:value-type="float" office:value="-135.625">
            <text:p>-135.625</text:p>
          </table:table-cell>
          <table:table-cell office:value-type="float" office:value="-0.0113837778528022">
            <text:p>-0.0113837779</text:p>
          </table:table-cell>
          <table:table-cell office:value-type="float" office:value="-0.015516916111181">
            <text:p>-0.0155169161</text:p>
          </table:table-cell>
          <table:table-cell office:value-type="float" office:value="-0.0059077841181339">
            <text:p>-0.0059077841</text:p>
          </table:table-cell>
          <table:table-cell office:value-type="float" office:value="0.960410774695668">
            <text:p>0.9604107747</text:p>
          </table:table-cell>
          <table:table-cell office:value-type="float" office:value="0.946162711994645">
            <text:p>0.946162712</text:p>
          </table:table-cell>
          <table:table-cell office:value-type="float" office:value="0.979391163336377">
            <text:p>0.979391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728">
            <text:p>11728</text:p>
          </table:table-cell>
          <table:table-cell office:value-type="float" office:value="15613">
            <text:p>15613</text:p>
          </table:table-cell>
          <table:table-cell office:value-type="float" office:value="21817">
            <text:p>21817</text:p>
          </table:table-cell>
          <table:table-cell office:value-type="float" office:value="-56.25">
            <text:p>-56.25</text:p>
          </table:table-cell>
          <table:table-cell office:value-type="float" office:value="-94.875">
            <text:p>-94.875</text:p>
          </table:table-cell>
          <table:table-cell office:value-type="float" office:value="-1.125">
            <text:p>-1.125</text:p>
          </table:table-cell>
          <table:table-cell office:value-type="float" office:value="-0.00479621418826739">
            <text:p>-0.0047962142</text:p>
          </table:table-cell>
          <table:table-cell office:value-type="float" office:value="-0.00607666688016397">
            <text:p>-0.0060766669</text:p>
          </table:table-cell>
          <table:table-cell table:style-name="ce17" office:value-type="float" office:value="-0.000051565293120044">
            <text:p>-5.16E-005</text:p>
          </table:table-cell>
          <table:table-cell office:value-type="float" office:value="0.983258337535322">
            <text:p>0.9832583375</text:p>
          </table:table-cell>
          <table:table-cell office:value-type="float" office:value="0.978804040644956">
            <text:p>0.9788040406</text:p>
          </table:table-cell>
          <table:table-cell office:value-type="float" office:value="0.99981952668568">
            <text:p>0.9998195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312">
            <text:p>16312</text:p>
          </table:table-cell>
          <table:table-cell office:value-type="float" office:value="22944">
            <text:p>22944</text:p>
          </table:table-cell>
          <table:table-cell office:value-type="float" office:value="-100">
            <text:p>-100</text:p>
          </table:table-cell>
          <table:table-cell office:value-type="float" office:value="-17.25">
            <text:p>-17.25</text:p>
          </table:table-cell>
          <table:table-cell office:value-type="float" office:value="-9.875">
            <text:p>-9.875</text:p>
          </table:table-cell>
          <table:table-cell office:value-type="float" office:value="-0.0085940185630801">
            <text:p>-0.0085940186</text:p>
          </table:table-cell>
          <table:table-cell office:value-type="float" office:value="-0.00105750367827366">
            <text:p>-0.0010575037</text:p>
          </table:table-cell>
          <table:table-cell office:value-type="float" office:value="-0.000430395746164575">
            <text:p>-0.0004303957</text:p>
          </table:table-cell>
          <table:table-cell office:value-type="float" office:value="0.970065695053142">
            <text:p>0.9700656951</text:p>
          </table:table-cell>
          <table:table-cell office:value-type="float" office:value="0.99630092902154">
            <text:p>0.996300929</text:p>
          </table:table-cell>
          <table:table-cell office:value-type="float" office:value="0.998493977959801">
            <text:p>0.9984939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11335">
            <text:p>11335</text:p>
          </table:table-cell>
          <table:table-cell office:value-type="float" office:value="16140">
            <text:p>16140</text:p>
          </table:table-cell>
          <table:table-cell office:value-type="float" office:value="22811">
            <text:p>22811</text:p>
          </table:table-cell>
          <table:table-cell office:value-type="float" office:value="-135.25">
            <text:p>-135.25</text:p>
          </table:table-cell>
          <table:table-cell office:value-type="float" office:value="-63.75">
            <text:p>-63.75</text:p>
          </table:table-cell>
          <table:table-cell office:value-type="float" office:value="-166.375">
            <text:p>-166.375</text:p>
          </table:table-cell>
          <table:table-cell office:value-type="float" office:value="-0.0119320688134098">
            <text:p>-0.0119320688</text:p>
          </table:table-cell>
          <table:table-cell office:value-type="float" office:value="-0.00394981412639405">
            <text:p>-0.0039498141</text:p>
          </table:table-cell>
          <table:table-cell office:value-type="float" office:value="-0.00729363026609969">
            <text:p>-0.0072936303</text:p>
          </table:table-cell>
          <table:table-cell office:value-type="float" office:value="0.958516812714755">
            <text:p>0.9585168127</text:p>
          </table:table-cell>
          <table:table-cell office:value-type="float" office:value="0.986206228579622">
            <text:p>0.9862062286</text:p>
          </table:table-cell>
          <table:table-cell office:value-type="float" office:value="0.97457656027187">
            <text:p>0.97457656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743">
            <text:p>11743</text:p>
          </table:table-cell>
          <table:table-cell office:value-type="float" office:value="15384">
            <text:p>15384</text:p>
          </table:table-cell>
          <table:table-cell office:value-type="float" office:value="21998">
            <text:p>21998</text:p>
          </table:table-cell>
          <table:table-cell office:value-type="float" office:value="-171.875">
            <text:p>-171.875</text:p>
          </table:table-cell>
          <table:table-cell office:value-type="float" office:value="-190.5">
            <text:p>-190.5</text:p>
          </table:table-cell>
          <table:table-cell office:value-type="float" office:value="-253.25">
            <text:p>-253.25</text:p>
          </table:table-cell>
          <table:table-cell office:value-type="float" office:value="-0.0146363791194754">
            <text:p>-0.0146363791</text:p>
          </table:table-cell>
          <table:table-cell office:value-type="float" office:value="-0.0123829953198128">
            <text:p>-0.0123829953</text:p>
          </table:table-cell>
          <table:table-cell office:value-type="float" office:value="-0.0115124102191108">
            <text:p>-0.0115124102</text:p>
          </table:table-cell>
          <table:table-cell office:value-type="float" office:value="0.949192551325545">
            <text:p>0.9491925513</text:p>
          </table:table-cell>
          <table:table-cell office:value-type="float" office:value="0.956960059983913">
            <text:p>0.95696006</text:p>
          </table:table-cell>
          <table:table-cell office:value-type="float" office:value="0.959966333987656">
            <text:p>0.959966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95">
            <text:p>1295</text:p>
          </table:table-cell>
          <table:table-cell office:value-type="float" office:value="11470">
            <text:p>11470</text:p>
          </table:table-cell>
          <table:table-cell office:value-type="float" office:value="15159">
            <text:p>15159</text:p>
          </table:table-cell>
          <table:table-cell office:value-type="float" office:value="21597">
            <text:p>21597</text:p>
          </table:table-cell>
          <table:table-cell office:value-type="float" office:value="-53.75">
            <text:p>-53.75</text:p>
          </table:table-cell>
          <table:table-cell office:value-type="float" office:value="-143.25">
            <text:p>-143.25</text:p>
          </table:table-cell>
          <table:table-cell office:value-type="float" office:value="-40.125">
            <text:p>-40.125</text:p>
          </table:table-cell>
          <table:table-cell office:value-type="float" office:value="-0.00468613775065388">
            <text:p>-0.0046861378</text:p>
          </table:table-cell>
          <table:table-cell office:value-type="float" office:value="-0.00944983178309915">
            <text:p>-0.0094498318</text:p>
          </table:table-cell>
          <table:table-cell office:value-type="float" office:value="-0.00185789693012918">
            <text:p>-0.0018578969</text:p>
          </table:table-cell>
          <table:table-cell office:value-type="float" office:value="0.983641559251267">
            <text:p>0.9836415593</text:p>
          </table:table-cell>
          <table:table-cell office:value-type="float" office:value="0.967100615427782">
            <text:p>0.9671006154</text:p>
          </table:table-cell>
          <table:table-cell office:value-type="float" office:value="0.993504126235314">
            <text:p>0.9935041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202">
            <text:p>11202</text:p>
          </table:table-cell>
          <table:table-cell office:value-type="float" office:value="14925">
            <text:p>14925</text:p>
          </table:table-cell>
          <table:table-cell office:value-type="float" office:value="22406">
            <text:p>22406</text:p>
          </table:table-cell>
          <table:table-cell office:value-type="float" office:value="-201.125">
            <text:p>-201.125</text:p>
          </table:table-cell>
          <table:table-cell office:value-type="float" office:value="-149">
            <text:p>-149</text:p>
          </table:table-cell>
          <table:table-cell office:value-type="float" office:value="-161.625">
            <text:p>-161.625</text:p>
          </table:table-cell>
          <table:table-cell office:value-type="float" office:value="-0.0179543831458668">
            <text:p>-0.0179543831</text:p>
          </table:table-cell>
          <table:table-cell office:value-type="float" office:value="-0.00998324958123953">
            <text:p>-0.0099832496</text:p>
          </table:table-cell>
          <table:table-cell office:value-type="float" office:value="-0.00721346960635544">
            <text:p>-0.0072134696</text:p>
          </table:table-cell>
          <table:table-cell office:value-type="float" office:value="0.937791484342797">
            <text:p>0.9377914843</text:p>
          </table:table-cell>
          <table:table-cell office:value-type="float" office:value="0.965253970399176">
            <text:p>0.9652539704</text:p>
          </table:table-cell>
          <table:table-cell office:value-type="float" office:value="0.974854843299529">
            <text:p>0.97485484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852">
            <text:p>14852</text:p>
          </table:table-cell>
          <table:table-cell office:value-type="float" office:value="22140">
            <text:p>22140</text:p>
          </table:table-cell>
          <table:table-cell office:value-type="float" office:value="-95.375">
            <text:p>-95.375</text:p>
          </table:table-cell>
          <table:table-cell office:value-type="float" office:value="-340">
            <text:p>-340</text:p>
          </table:table-cell>
          <table:table-cell office:value-type="float" office:value="-63">
            <text:p>-63</text:p>
          </table:table-cell>
          <table:table-cell office:value-type="float" office:value="-0.00879437528815122">
            <text:p>-0.0087943753</text:p>
          </table:table-cell>
          <table:table-cell office:value-type="float" office:value="-0.0228925397252895">
            <text:p>-0.0228925397</text:p>
          </table:table-cell>
          <table:table-cell office:value-type="float" office:value="-0.00284552845528455">
            <text:p>-0.0028455285</text:p>
          </table:table-cell>
          <table:table-cell office:value-type="float" office:value="0.96937127492342">
            <text:p>0.9693712749</text:p>
          </table:table-cell>
          <table:table-cell office:value-type="float" office:value="0.920903284976632">
            <text:p>0.920903285</text:p>
          </table:table-cell>
          <table:table-cell office:value-type="float" office:value="0.990056520589596">
            <text:p>0.9900565206</text:p>
          </table:table-cell>
          <table:table-cell office:value-type="float" office:value="0">
            <text:p>0</text:p>
          </table:table-cell>
          <table:table-cell office:value-type="float" office:value="-29.9303885074064">
            <text:p>-29.9303885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1305">
            <text:p>11305</text:p>
          </table:table-cell>
          <table:table-cell office:value-type="float" office:value="14904">
            <text:p>14904</text:p>
          </table:table-cell>
          <table:table-cell office:value-type="float" office:value="21280">
            <text:p>21280</text:p>
          </table:table-cell>
          <table:table-cell office:value-type="float" office:value="-168.875">
            <text:p>-168.875</text:p>
          </table:table-cell>
          <table:table-cell office:value-type="float" office:value="-27.75">
            <text:p>-27.75</text:p>
          </table:table-cell>
          <table:table-cell office:value-type="float" office:value="-307.25">
            <text:p>-307.25</text:p>
          </table:table-cell>
          <table:table-cell office:value-type="float" office:value="-0.014938080495356">
            <text:p>-0.0149380805</text:p>
          </table:table-cell>
          <table:table-cell office:value-type="float" office:value="-0.00186191626409018">
            <text:p>-0.0018619163</text:p>
          </table:table-cell>
          <table:table-cell office:value-type="float" office:value="-0.0144384398496241">
            <text:p>-0.0144384398</text:p>
          </table:table-cell>
          <table:table-cell office:value-type="float" office:value="0.94815408491407">
            <text:p>0.9481540849</text:p>
          </table:table-cell>
          <table:table-cell office:value-type="float" office:value="0.993490087870746">
            <text:p>0.9934900879</text:p>
          </table:table-cell>
          <table:table-cell office:value-type="float" office:value="0.949874058875087">
            <text:p>0.94987405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335">
            <text:p>11335</text:p>
          </table:table-cell>
          <table:table-cell office:value-type="float" office:value="15060">
            <text:p>15060</text:p>
          </table:table-cell>
          <table:table-cell office:value-type="float" office:value="22003">
            <text:p>22003</text:p>
          </table:table-cell>
          <table:table-cell office:value-type="float" office:value="-25.25">
            <text:p>-25.25</text:p>
          </table:table-cell>
          <table:table-cell office:value-type="float" office:value="-33.625">
            <text:p>-33.625</text:p>
          </table:table-cell>
          <table:table-cell office:value-type="float" office:value="-401.75">
            <text:p>-401.75</text:p>
          </table:table-cell>
          <table:table-cell office:value-type="float" office:value="-0.00222761358623732">
            <text:p>-0.0022276136</text:p>
          </table:table-cell>
          <table:table-cell office:value-type="float" office:value="-0.00223273572377158">
            <text:p>-0.0022327357</text:p>
          </table:table-cell>
          <table:table-cell office:value-type="float" office:value="-0.0182588737899377">
            <text:p>-0.0182588738</text:p>
          </table:table-cell>
          <table:table-cell office:value-type="float" office:value="0.992213078482257">
            <text:p>0.9922130785</text:p>
          </table:table-cell>
          <table:table-cell office:value-type="float" office:value="0.992195195780071">
            <text:p>0.9921951958</text:p>
          </table:table-cell>
          <table:table-cell office:value-type="float" office:value="0.936747379220489">
            <text:p>0.93674737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982">
            <text:p>10982</text:p>
          </table:table-cell>
          <table:table-cell office:value-type="float" office:value="14438">
            <text:p>14438</text:p>
          </table:table-cell>
          <table:table-cell office:value-type="float" office:value="21482">
            <text:p>21482</text:p>
          </table:table-cell>
          <table:table-cell office:value-type="float" office:value="-228.875">
            <text:p>-228.875</text:p>
          </table:table-cell>
          <table:table-cell office:value-type="float" office:value="-285.875">
            <text:p>-285.875</text:p>
          </table:table-cell>
          <table:table-cell office:value-type="float" office:value="-108">
            <text:p>-108</text:p>
          </table:table-cell>
          <table:table-cell office:value-type="float" office:value="-0.0208409215079221">
            <text:p>-0.0208409215</text:p>
          </table:table-cell>
          <table:table-cell office:value-type="float" office:value="-0.0198001800803435">
            <text:p>-0.0198001801</text:p>
          </table:table-cell>
          <table:table-cell office:value-type="float" office:value="-0.00502746485429662">
            <text:p>-0.0050274649</text:p>
          </table:table-cell>
          <table:table-cell office:value-type="float" office:value="0.927908088980499">
            <text:p>0.927908089</text:p>
          </table:table-cell>
          <table:table-cell office:value-type="float" office:value="0.931467782095977">
            <text:p>0.9314677821</text:p>
          </table:table-cell>
          <table:table-cell office:value-type="float" office:value="0.98245341279957">
            <text:p>0.9824534128</text:p>
          </table:table-cell>
          <table:table-cell office:value-type="float" office:value="-32.9111605585801">
            <text:p>-32.91116055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856">
            <text:p>856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10466">
            <text:p>10466</text:p>
          </table:table-cell>
          <table:table-cell office:value-type="float" office:value="14342">
            <text:p>14342</text:p>
          </table:table-cell>
          <table:table-cell office:value-type="float" office:value="21500">
            <text:p>21500</text:p>
          </table:table-cell>
          <table:table-cell office:value-type="float" office:value="-413.375">
            <text:p>-413.375</text:p>
          </table:table-cell>
          <table:table-cell office:value-type="float" office:value="-347.875">
            <text:p>-347.875</text:p>
          </table:table-cell>
          <table:table-cell office:value-type="float" office:value="-59.125">
            <text:p>-59.125</text:p>
          </table:table-cell>
          <table:table-cell office:value-type="float" office:value="-0.0394969424804128">
            <text:p>-0.0394969425</text:p>
          </table:table-cell>
          <table:table-cell office:value-type="float" office:value="-0.0242556826105146">
            <text:p>-0.0242556826</text:p>
          </table:table-cell>
          <table:table-cell office:value-type="float" office:value="-0.00275">
            <text:p>-0.00275</text:p>
          </table:table-cell>
          <table:table-cell office:value-type="float" office:value="0.864818317910545">
            <text:p>0.8648183179</text:p>
          </table:table-cell>
          <table:table-cell office:value-type="float" office:value="0.916258253615447">
            <text:p>0.9162582536</text:p>
          </table:table-cell>
          <table:table-cell office:value-type="float" office:value="0.9903898225">
            <text:p>0.9903898225</text:p>
          </table:table-cell>
          <table:table-cell office:value-type="float" office:value="-17.2004870702131">
            <text:p>-17.2004870702</text:p>
          </table:table-cell>
          <table:table-cell office:value-type="float" office:value="-28.2287004745258">
            <text:p>-28.2287004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10430">
            <text:p>10430</text:p>
          </table:table-cell>
          <table:table-cell office:value-type="float" office:value="14336">
            <text:p>14336</text:p>
          </table:table-cell>
          <table:table-cell office:value-type="float" office:value="20796">
            <text:p>20796</text:p>
          </table:table-cell>
          <table:table-cell office:value-type="float" office:value="-623.25">
            <text:p>-623.25</text:p>
          </table:table-cell>
          <table:table-cell office:value-type="float" office:value="-11.625">
            <text:p>-11.625</text:p>
          </table:table-cell>
          <table:table-cell office:value-type="float" office:value="-321.875">
            <text:p>-321.875</text:p>
          </table:table-cell>
          <table:table-cell office:value-type="float" office:value="-0.0597555129434324">
            <text:p>-0.0597555129</text:p>
          </table:table-cell>
          <table:table-cell office:value-type="float" office:value="-0.000810895647321429">
            <text:p>-0.0008108956</text:p>
          </table:table-cell>
          <table:table-cell office:value-type="float" office:value="-0.0154777361030967">
            <text:p>-0.0154777361</text:p>
          </table:table-cell>
          <table:table-cell office:value-type="float" office:value="0.797854318499167">
            <text:p>0.7978543185</text:p>
          </table:table-cell>
          <table:table-cell office:value-type="float" office:value="0.997163154035807">
            <text:p>0.997163154</text:p>
          </table:table-cell>
          <table:table-cell office:value-type="float" office:value="0.94629746185632">
            <text:p>0.9462974619</text:p>
          </table:table-cell>
          <table:table-cell office:value-type="float" office:value="-11.2495869564126">
            <text:p>-11.24958695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369">
            <text:p>14369</text:p>
          </table:table-cell>
          <table:table-cell office:value-type="float" office:value="21115">
            <text:p>21115</text:p>
          </table:table-cell>
          <table:table-cell office:value-type="float" office:value="-569.25">
            <text:p>-569.25</text:p>
          </table:table-cell>
          <table:table-cell office:value-type="float" office:value="-40.5">
            <text:p>-40.5</text:p>
          </table:table-cell>
          <table:table-cell office:value-type="float" office:value="-421.875">
            <text:p>-421.875</text:p>
          </table:table-cell>
          <table:table-cell office:value-type="float" office:value="-0.0580038720195639">
            <text:p>-0.058003872</text:p>
          </table:table-cell>
          <table:table-cell office:value-type="float" office:value="-0.0028185677500174">
            <text:p>-0.0028185678</text:p>
          </table:table-cell>
          <table:table-cell office:value-type="float" office:value="-0.0199798721288184">
            <text:p>-0.0199798721</text:p>
          </table:table-cell>
          <table:table-cell office:value-type="float" office:value="0.80358076830328">
            <text:p>0.8035807683</text:p>
          </table:table-cell>
          <table:table-cell office:value-type="float" office:value="0.990150583750296">
            <text:p>0.9901505838</text:p>
          </table:table-cell>
          <table:table-cell office:value-type="float" office:value="0.930852870318092">
            <text:p>0.9308528703</text:p>
          </table:table-cell>
          <table:table-cell office:value-type="float" office:value="-11.5999907694165">
            <text:p>-11.59999076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8678">
            <text:p>8678</text:p>
          </table:table-cell>
          <table:table-cell office:value-type="float" office:value="13612">
            <text:p>13612</text:p>
          </table:table-cell>
          <table:table-cell office:value-type="float" office:value="19300">
            <text:p>19300</text:p>
          </table:table-cell>
          <table:table-cell office:value-type="float" office:value="-281.25">
            <text:p>-281.25</text:p>
          </table:table-cell>
          <table:table-cell office:value-type="float" office:value="-387.125">
            <text:p>-387.125</text:p>
          </table:table-cell>
          <table:table-cell office:value-type="float" office:value="-497.875">
            <text:p>-497.875</text:p>
          </table:table-cell>
          <table:table-cell office:value-type="float" office:value="-0.032409541368979">
            <text:p>-0.0324095414</text:p>
          </table:table-cell>
          <table:table-cell office:value-type="float" office:value="-0.0284399794299148">
            <text:p>-0.0284399794</text:p>
          </table:table-cell>
          <table:table-cell office:value-type="float" office:value="-0.0257966321243523">
            <text:p>-0.0257966321</text:p>
          </table:table-cell>
          <table:table-cell office:value-type="float" office:value="0.888625346817199">
            <text:p>0.8886253468</text:p>
          </table:table-cell>
          <table:table-cell office:value-type="float" office:value="0.902045383558047">
            <text:p>0.9020453836</text:p>
          </table:table-cell>
          <table:table-cell office:value-type="float" office:value="0.911016101373527">
            <text:p>0.9110161014</text:p>
          </table:table-cell>
          <table:table-cell office:value-type="float" office:value="-21.0386566602325">
            <text:p>-21.0386566602</text:p>
          </table:table-cell>
          <table:table-cell office:value-type="float" office:value="-24.0240412233972">
            <text:p>-24.0240412234</text:p>
          </table:table-cell>
          <table:table-cell office:value-type="float" office:value="-26.5215940966554">
            <text:p>-26.521594096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7987">
            <text:p>7987</text:p>
          </table:table-cell>
          <table:table-cell office:value-type="float" office:value="13352">
            <text:p>13352</text:p>
          </table:table-cell>
          <table:table-cell office:value-type="float" office:value="19240">
            <text:p>19240</text:p>
          </table:table-cell>
          <table:table-cell office:value-type="float" office:value="-205.625">
            <text:p>-205.625</text:p>
          </table:table-cell>
          <table:table-cell office:value-type="float" office:value="-571.25">
            <text:p>-571.25</text:p>
          </table:table-cell>
          <table:table-cell office:value-type="float" office:value="-506.5">
            <text:p>-506.5</text:p>
          </table:table-cell>
          <table:table-cell office:value-type="float" office:value="-0.0257449605609115">
            <text:p>-0.0257449606</text:p>
          </table:table-cell>
          <table:table-cell office:value-type="float" office:value="-0.0427838526063511">
            <text:p>-0.0427838526</text:p>
          </table:table-cell>
          <table:table-cell office:value-type="float" office:value="-0.0263253638253638">
            <text:p>-0.0263253638</text:p>
          </table:table-cell>
          <table:table-cell office:value-type="float" office:value="0.911191731905604">
            <text:p>0.9111917319</text:p>
          </table:table-cell>
          <table:table-cell office:value-type="float" office:value="0.853844213643701">
            <text:p>0.8538442136</text:p>
          </table:table-cell>
          <table:table-cell office:value-type="float" office:value="0.909219555181081">
            <text:p>0.9092195552</text:p>
          </table:table-cell>
          <table:table-cell office:value-type="float" office:value="-26.5755260924691">
            <text:p>-26.5755260925</text:p>
          </table:table-cell>
          <table:table-cell office:value-type="float" office:value="-15.852040651474">
            <text:p>-15.8520406515</text:p>
          </table:table-cell>
          <table:table-cell office:value-type="float" office:value="-25.9818987762535">
            <text:p>-25.981898776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6859">
            <text:p>6859</text:p>
          </table:table-cell>
          <table:table-cell office:value-type="float" office:value="12538">
            <text:p>12538</text:p>
          </table:table-cell>
          <table:table-cell office:value-type="float" office:value="20242">
            <text:p>20242</text:p>
          </table:table-cell>
          <table:table-cell office:value-type="float" office:value="-265.875">
            <text:p>-265.875</text:p>
          </table:table-cell>
          <table:table-cell office:value-type="float" office:value="-823.125">
            <text:p>-823.125</text:p>
          </table:table-cell>
          <table:table-cell office:value-type="float" office:value="-317.5">
            <text:p>-317.5</text:p>
          </table:table-cell>
          <table:table-cell office:value-type="float" office:value="-0.0387629392039656">
            <text:p>-0.0387629392</text:p>
          </table:table-cell>
          <table:table-cell office:value-type="float" office:value="-0.0656504227149466">
            <text:p>-0.0656504227</text:p>
          </table:table-cell>
          <table:table-cell office:value-type="float" office:value="-0.0156852089714455">
            <text:p>-0.015685209</text:p>
          </table:table-cell>
          <table:table-cell office:value-type="float" office:value="0.867274741079352">
            <text:p>0.8672747411</text:p>
          </table:table-cell>
          <table:table-cell office:value-type="float" office:value="0.778671077382883">
            <text:p>0.7786710774</text:p>
          </table:table-cell>
          <table:table-cell office:value-type="float" office:value="0.945583979129678">
            <text:p>0.9455839791</text:p>
          </table:table-cell>
          <table:table-cell office:value-type="float" office:value="-17.5328410927006">
            <text:p>-17.5328410927</text:p>
          </table:table-cell>
          <table:table-cell office:value-type="float" office:value="-10.2076569748733">
            <text:p>-10.2076569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7049">
            <text:p>7049</text:p>
          </table:table-cell>
          <table:table-cell office:value-type="float" office:value="12391">
            <text:p>12391</text:p>
          </table:table-cell>
          <table:table-cell office:value-type="float" office:value="20552">
            <text:p>20552</text:p>
          </table:table-cell>
          <table:table-cell office:value-type="float" office:value="-520.125">
            <text:p>-520.125</text:p>
          </table:table-cell>
          <table:table-cell office:value-type="float" office:value="-688.5">
            <text:p>-688.5</text:p>
          </table:table-cell>
          <table:table-cell office:value-type="float" office:value="-408.875">
            <text:p>-408.875</text:p>
          </table:table-cell>
          <table:table-cell office:value-type="float" office:value="-0.0737870619946092">
            <text:p>-0.073787062</text:p>
          </table:table-cell>
          <table:table-cell office:value-type="float" office:value="-0.0555645226373981">
            <text:p>-0.0555645226</text:p>
          </table:table-cell>
          <table:table-cell office:value-type="float" office:value="-0.0198946574542624">
            <text:p>-0.0198946575</text:p>
          </table:table-cell>
          <table:table-cell office:value-type="float" office:value="0.752416562833749">
            <text:p>0.7524165628</text:p>
          </table:table-cell>
          <table:table-cell office:value-type="float" office:value="0.811575506473914">
            <text:p>0.8115755065</text:p>
          </table:table-cell>
          <table:table-cell office:value-type="float" office:value="0.931144461804718">
            <text:p>0.9311444618</text:p>
          </table:table-cell>
          <table:table-cell office:value-type="float" office:value="-9.04288437831074">
            <text:p>-9.0428843783</text:p>
          </table:table-cell>
          <table:table-cell office:value-type="float" office:value="-12.1247601923366">
            <text:p>-12.1247601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6435">
            <text:p>6435</text:p>
          </table:table-cell>
          <table:table-cell office:value-type="float" office:value="11220">
            <text:p>11220</text:p>
          </table:table-cell>
          <table:table-cell office:value-type="float" office:value="19314">
            <text:p>19314</text:p>
          </table:table-cell>
          <table:table-cell office:value-type="float" office:value="-279.875">
            <text:p>-279.875</text:p>
          </table:table-cell>
          <table:table-cell office:value-type="float" office:value="-559.5">
            <text:p>-559.5</text:p>
          </table:table-cell>
          <table:table-cell office:value-type="float" office:value="-240.75">
            <text:p>-240.75</text:p>
          </table:table-cell>
          <table:table-cell office:value-type="float" office:value="-0.0434926184926185">
            <text:p>-0.0434926185</text:p>
          </table:table-cell>
          <table:table-cell office:value-type="float" office:value="-0.0498663101604278">
            <text:p>-0.0498663102</text:p>
          </table:table-cell>
          <table:table-cell office:value-type="float" office:value="-0.0124650512581547">
            <text:p>-0.0124650513</text:p>
          </table:table-cell>
          <table:table-cell office:value-type="float" office:value="0.851483386687991">
            <text:p>0.8514833867</text:p>
          </table:table-cell>
          <table:table-cell office:value-type="float" office:value="0.830341746260974">
            <text:p>0.8303417463</text:p>
          </table:table-cell>
          <table:table-cell office:value-type="float" office:value="0.956676860502081">
            <text:p>0.9566768605</text:p>
          </table:table-cell>
          <table:table-cell office:value-type="float" office:value="-15.5879803042378">
            <text:p>-15.5879803042</text:p>
          </table:table-cell>
          <table:table-cell office:value-type="float" office:value="-13.5505815296505">
            <text:p>-13.5505815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5400">
            <text:p>5400</text:p>
          </table:table-cell>
          <table:table-cell office:value-type="float" office:value="10538">
            <text:p>10538</text:p>
          </table:table-cell>
          <table:table-cell office:value-type="float" office:value="20757">
            <text:p>20757</text:p>
          </table:table-cell>
          <table:table-cell office:value-type="float" office:value="-175.25">
            <text:p>-175.25</text:p>
          </table:table-cell>
          <table:table-cell office:value-type="float" office:value="-266.625">
            <text:p>-266.625</text:p>
          </table:table-cell>
          <table:table-cell office:value-type="float" office:value="-79.625">
            <text:p>-79.625</text:p>
          </table:table-cell>
          <table:table-cell office:value-type="float" office:value="-0.0324537037037037">
            <text:p>-0.0324537037</text:p>
          </table:table-cell>
          <table:table-cell office:value-type="float" office:value="-0.0253012905674701">
            <text:p>-0.0253012906</text:p>
          </table:table-cell>
          <table:table-cell office:value-type="float" office:value="-0.00383605530664354">
            <text:p>-0.0038360553</text:p>
          </table:table-cell>
          <table:table-cell office:value-type="float" office:value="0.888476393089849">
            <text:p>0.8884763931</text:p>
          </table:table-cell>
          <table:table-cell office:value-type="float" office:value="0.912700187410439">
            <text:p>0.9127001874</text:p>
          </table:table-cell>
          <table:table-cell office:value-type="float" office:value="0.986602648454566">
            <text:p>0.9866026485</text:p>
          </table:table-cell>
          <table:table-cell office:value-type="float" office:value="-21.009550851418">
            <text:p>-21.0095508514</text:p>
          </table:table-cell>
          <table:table-cell office:value-type="float" office:value="-27.0476704494643">
            <text:p>-27.0476704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5415">
            <text:p>5415</text:p>
          </table:table-cell>
          <table:table-cell office:value-type="float" office:value="10109">
            <text:p>10109</text:p>
          </table:table-cell>
          <table:table-cell office:value-type="float" office:value="18278">
            <text:p>18278</text:p>
          </table:table-cell>
          <table:table-cell office:value-type="float" office:value="-232.5">
            <text:p>-232.5</text:p>
          </table:table-cell>
          <table:table-cell office:value-type="float" office:value="-99">
            <text:p>-99</text:p>
          </table:table-cell>
          <table:table-cell office:value-type="float" office:value="203.5">
            <text:p>203.5</text:p>
          </table:table-cell>
          <table:table-cell office:value-type="float" office:value="-0.0429362880886427">
            <text:p>-0.0429362881</text:p>
          </table:table-cell>
          <table:table-cell office:value-type="float" office:value="-0.00979325353645267">
            <text:p>-0.0097932535</text:p>
          </table:table-cell>
          <table:table-cell office:value-type="float" office:value="0.0111336032388664">
            <text:p>0.0111336032</text:p>
          </table:table-cell>
          <table:table-cell office:value-type="float" office:value="0.853336300366019">
            <text:p>0.8533363004</text:p>
          </table:table-cell>
          <table:table-cell office:value-type="float" office:value="0.965911591939481">
            <text:p>0.9659115919</text:p>
          </table:table-cell>
          <table:table-cell office:value-type="float" office:value="1.03921056729335">
            <text:p>1.0392105673</text:p>
          </table:table-cell>
          <table:table-cell office:value-type="float" office:value="-15.7945130069856">
            <text:p>-15.794513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5516">
            <text:p>5516</text:p>
          </table:table-cell>
          <table:table-cell office:value-type="float" office:value="9680">
            <text:p>9680</text:p>
          </table:table-cell>
          <table:table-cell office:value-type="float" office:value="16690">
            <text:p>16690</text:p>
          </table:table-cell>
          <table:table-cell office:value-type="float" office:value="-577.375">
            <text:p>-577.375</text:p>
          </table:table-cell>
          <table:table-cell office:value-type="float" office:value="-367.875">
            <text:p>-367.875</text:p>
          </table:table-cell>
          <table:table-cell office:value-type="float" office:value="-856.125">
            <text:p>-856.125</text:p>
          </table:table-cell>
          <table:table-cell office:value-type="float" office:value="-0.104672770123278">
            <text:p>-0.1046727701</text:p>
          </table:table-cell>
          <table:table-cell office:value-type="float" office:value="-0.0380036157024793">
            <text:p>-0.0380036157</text:p>
          </table:table-cell>
          <table:table-cell office:value-type="float" office:value="-0.0512956860395446">
            <text:p>-0.051295686</text:p>
          </table:table-cell>
          <table:table-cell office:value-type="float" office:value="0.655119826626878">
            <text:p>0.6551198266</text:p>
          </table:table-cell>
          <table:table-cell office:value-type="float" office:value="0.869818123661987">
            <text:p>0.8698181237</text:p>
          </table:table-cell>
          <table:table-cell office:value-type="float" office:value="0.825622343777878">
            <text:p>0.8256223438</text:p>
          </table:table-cell>
          <table:table-cell office:value-type="float" office:value="-6.26908030670246">
            <text:p>-6.2690803067</text:p>
          </table:table-cell>
          <table:table-cell office:value-type="float" office:value="-17.890168328387">
            <text:p>-17.8901683284</text:p>
          </table:table-cell>
          <table:table-cell office:value-type="float" office:value="-13.1631621726565">
            <text:p>-13.163162172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4680">
            <text:p>4680</text:p>
          </table:table-cell>
          <table:table-cell office:value-type="float" office:value="9106">
            <text:p>9106</text:p>
          </table:table-cell>
          <table:table-cell office:value-type="float" office:value="15034">
            <text:p>15034</text:p>
          </table:table-cell>
          <table:table-cell office:value-type="float" office:value="-368.75">
            <text:p>-368.75</text:p>
          </table:table-cell>
          <table:table-cell office:value-type="float" office:value="-326.5">
            <text:p>-326.5</text:p>
          </table:table-cell>
          <table:table-cell office:value-type="float" office:value="-663.875">
            <text:p>-663.875</text:p>
          </table:table-cell>
          <table:table-cell office:value-type="float" office:value="-0.078792735042735">
            <text:p>-0.078792735</text:p>
          </table:table-cell>
          <table:table-cell office:value-type="float" office:value="-0.0358554799033604">
            <text:p>-0.0358554799</text:p>
          </table:table-cell>
          <table:table-cell office:value-type="float" office:value="-0.0441582413196754">
            <text:p>-0.0441582413</text:p>
          </table:table-cell>
          <table:table-cell office:value-type="float" office:value="0.736393685737636">
            <text:p>0.7363936857</text:p>
          </table:table-cell>
          <table:table-cell office:value-type="float" office:value="0.877025626598875">
            <text:p>0.8770256266</text:p>
          </table:table-cell>
          <table:table-cell office:value-type="float" office:value="0.849268057922972">
            <text:p>0.8492680579</text:p>
          </table:table-cell>
          <table:table-cell office:value-type="float" office:value="-8.44578144419721">
            <text:p>-8.4457814442</text:p>
          </table:table-cell>
          <table:table-cell office:value-type="float" office:value="-18.9830117347304">
            <text:p>-18.9830117347</text:p>
          </table:table-cell>
          <table:table-cell office:value-type="float" office:value="-15.3477105942043">
            <text:p>-15.347710594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4060">
            <text:p>4060</text:p>
          </table:table-cell>
          <table:table-cell office:value-type="float" office:value="8622">
            <text:p>8622</text:p>
          </table:table-cell>
          <table:table-cell office:value-type="float" office:value="15104">
            <text:p>15104</text:p>
          </table:table-cell>
          <table:table-cell office:value-type="float" office:value="-395.875">
            <text:p>-395.875</text:p>
          </table:table-cell>
          <table:table-cell office:value-type="float" office:value="-205.25">
            <text:p>-205.25</text:p>
          </table:table-cell>
          <table:table-cell office:value-type="float" office:value="-511.375">
            <text:p>-511.375</text:p>
          </table:table-cell>
          <table:table-cell office:value-type="float" office:value="-0.097506157635468">
            <text:p>-0.0975061576</text:p>
          </table:table-cell>
          <table:table-cell office:value-type="float" office:value="-0.0238053815819995">
            <text:p>-0.0238053816</text:p>
          </table:table-cell>
          <table:table-cell office:value-type="float" office:value="-0.0338569253177966">
            <text:p>-0.0338569253</text:p>
          </table:table-cell>
          <table:table-cell office:value-type="float" office:value="0.677363051798454">
            <text:p>0.6773630518</text:p>
          </table:table-cell>
          <table:table-cell office:value-type="float" office:value="0.91779188899984">
            <text:p>0.917791889</text:p>
          </table:table-cell>
          <table:table-cell office:value-type="float" office:value="0.883747492515983">
            <text:p>0.8837474925</text:p>
          </table:table-cell>
          <table:table-cell office:value-type="float" office:value="-6.75625431812047">
            <text:p>-6.7562543181</text:p>
          </table:table-cell>
          <table:table-cell office:value-type="float" office:value="-28.7692819536796">
            <text:p>-28.7692819537</text:p>
          </table:table-cell>
          <table:table-cell office:value-type="float" office:value="-20.1242700012504">
            <text:p>-20.124270001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4536">
            <text:p>4536</text:p>
          </table:table-cell>
          <table:table-cell office:value-type="float" office:value="8271">
            <text:p>8271</text:p>
          </table:table-cell>
          <table:table-cell office:value-type="float" office:value="14430">
            <text:p>14430</text:p>
          </table:table-cell>
          <table:table-cell office:value-type="float" office:value="-169.75">
            <text:p>-169.75</text:p>
          </table:table-cell>
          <table:table-cell office:value-type="float" office:value="-81">
            <text:p>-81</text:p>
          </table:table-cell>
          <table:table-cell office:value-type="float" office:value="-462.5">
            <text:p>-462.5</text:p>
          </table:table-cell>
          <table:table-cell office:value-type="float" office:value="-0.0374228395061728">
            <text:p>-0.0374228395</text:p>
          </table:table-cell>
          <table:table-cell office:value-type="float" office:value="-0.00979325353645267">
            <text:p>-0.0097932535</text:p>
          </table:table-cell>
          <table:table-cell office:value-type="float" office:value="-0.032051282051282">
            <text:p>-0.0320512821</text:p>
          </table:table-cell>
          <table:table-cell office:value-type="float" office:value="0.871764980805136">
            <text:p>0.8717649808</text:p>
          </table:table-cell>
          <table:table-cell office:value-type="float" office:value="0.965911591939481">
            <text:p>0.9659115919</text:p>
          </table:table-cell>
          <table:table-cell office:value-type="float" office:value="0.889833990795529">
            <text:p>0.8898339908</text:p>
          </table:table-cell>
          <table:table-cell office:value-type="float" office:value="-18.1732593498534">
            <text:p>-18.1732593499</text:p>
          </table:table-cell>
          <table:table-cell office:value-type="float" office:value="0">
            <text:p>0</text:p>
          </table:table-cell>
          <table:table-cell office:value-type="float" office:value="-21.2777368030794">
            <text:p>-21.277736803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2">
            <text:p>522</text:p>
          </table:table-cell>
          <table:table-cell office:value-type="float" office:value="5026">
            <text:p>5026</text:p>
          </table:table-cell>
          <table:table-cell office:value-type="float" office:value="8759">
            <text:p>8759</text:p>
          </table:table-cell>
          <table:table-cell office:value-type="float" office:value="17057">
            <text:p>17057</text:p>
          </table:table-cell>
          <table:table-cell office:value-type="float" office:value="-201.25">
            <text:p>-201.25</text:p>
          </table:table-cell>
          <table:table-cell office:value-type="float" office:value="-400.75">
            <text:p>-400.75</text:p>
          </table:table-cell>
          <table:table-cell office:value-type="float" office:value="-393.125">
            <text:p>-393.125</text:p>
          </table:table-cell>
          <table:table-cell office:value-type="float" office:value="-0.040041782729805">
            <text:p>-0.0400417827</text:p>
          </table:table-cell>
          <table:table-cell office:value-type="float" office:value="-0.0457529398333143">
            <text:p>-0.0457529398</text:p>
          </table:table-cell>
          <table:table-cell office:value-type="float" office:value="-0.0230477223427332">
            <text:p>-0.0230477223</text:p>
          </table:table-cell>
          <table:table-cell office:value-type="float" office:value="0.862996315399477">
            <text:p>0.8629963154</text:p>
          </table:table-cell>
          <table:table-cell office:value-type="float" office:value="0.843967640330046">
            <text:p>0.8439676403</text:p>
          </table:table-cell>
          <table:table-cell office:value-type="float" office:value="0.920374118910602">
            <text:p>0.9203741189</text:p>
          </table:table-cell>
          <table:table-cell office:value-type="float" office:value="-16.9616634041053">
            <text:p>-16.9616634041</text:p>
          </table:table-cell>
          <table:table-cell office:value-type="float" office:value="-14.8005058879103">
            <text:p>-14.8005058879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61">
            <text:p>561</text:p>
          </table:table-cell>
          <table:table-cell office:value-type="float" office:value="4816">
            <text:p>4816</text:p>
          </table:table-cell>
          <table:table-cell office:value-type="float" office:value="8256">
            <text:p>8256</text:p>
          </table:table-cell>
          <table:table-cell office:value-type="float" office:value="17464">
            <text:p>17464</text:p>
          </table:table-cell>
          <table:table-cell office:value-type="float" office:value="-465">
            <text:p>-465</text:p>
          </table:table-cell>
          <table:table-cell office:value-type="float" office:value="-219">
            <text:p>-219</text:p>
          </table:table-cell>
          <table:table-cell office:value-type="float" office:value="-323.75">
            <text:p>-323.75</text:p>
          </table:table-cell>
          <table:table-cell office:value-type="float" office:value="-0.0965531561461794">
            <text:p>-0.0965531561</text:p>
          </table:table-cell>
          <table:table-cell office:value-type="float" office:value="-0.0265261627906977">
            <text:p>-0.0265261628</text:p>
          </table:table-cell>
          <table:table-cell office:value-type="float" office:value="-0.0185381355932203">
            <text:p>-0.0185381356</text:p>
          </table:table-cell>
          <table:table-cell office:value-type="float" office:value="0.680336076933478">
            <text:p>0.6803360769</text:p>
          </table:table-cell>
          <table:table-cell office:value-type="float" office:value="0.908537559364859">
            <text:p>0.9085375594</text:p>
          </table:table-cell>
          <table:table-cell office:value-type="float" office:value="0.935790103867423">
            <text:p>0.9357901039</text:p>
          </table:table-cell>
          <table:table-cell office:value-type="float" office:value="-6.82648024803212">
            <text:p>-6.826480248</text:p>
          </table:table-cell>
          <table:table-cell office:value-type="float" office:value="-25.7825727190837">
            <text:p>-25.78257271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94">
            <text:p>494</text:p>
          </table:table-cell>
          <table:table-cell office:value-type="float" office:value="4060">
            <text:p>4060</text:p>
          </table:table-cell>
          <table:table-cell office:value-type="float" office:value="8064">
            <text:p>8064</text:p>
          </table:table-cell>
          <table:table-cell office:value-type="float" office:value="16169">
            <text:p>16169</text:p>
          </table:table-cell>
          <table:table-cell office:value-type="float" office:value="-395.875">
            <text:p>-395.875</text:p>
          </table:table-cell>
          <table:table-cell office:value-type="float" office:value="63">
            <text:p>63</text:p>
          </table:table-cell>
          <table:table-cell office:value-type="float" office:value="-171.125">
            <text:p>-171.125</text:p>
          </table:table-cell>
          <table:table-cell office:value-type="float" office:value="-0.097506157635468">
            <text:p>-0.0975061576</text:p>
          </table:table-cell>
          <table:table-cell office:value-type="float" office:value="0.0078125">
            <text:p>0.0078125</text:p>
          </table:table-cell>
          <table:table-cell office:value-type="float" office:value="-0.01058352402746">
            <text:p>-0.010583524</text:p>
          </table:table-cell>
          <table:table-cell office:value-type="float" office:value="0.677363051798454">
            <text:p>0.6773630518</text:p>
          </table:table-cell>
          <table:table-cell office:value-type="float" office:value="1.02746337890625">
            <text:p>1.0274633789</text:p>
          </table:table-cell>
          <table:table-cell office:value-type="float" office:value="0.963177207426336">
            <text:p>0.9631772074</text:p>
          </table:table-cell>
          <table:table-cell office:value-type="float" office:value="-6.75625431812047">
            <text:p>-6.75625431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4536">
            <text:p>4536</text:p>
          </table:table-cell>
          <table:table-cell office:value-type="float" office:value="7839">
            <text:p>7839</text:p>
          </table:table-cell>
          <table:table-cell office:value-type="float" office:value="14578">
            <text:p>14578</text:p>
          </table:table-cell>
          <table:table-cell office:value-type="float" office:value="-169.75">
            <text:p>-169.75</text:p>
          </table:table-cell>
          <table:table-cell office:value-type="float" office:value="-77.625">
            <text:p>-77.625</text:p>
          </table:table-cell>
          <table:table-cell office:value-type="float" office:value="-143.375">
            <text:p>-143.375</text:p>
          </table:table-cell>
          <table:table-cell office:value-type="float" office:value="-0.0374228395061728">
            <text:p>-0.0374228395</text:p>
          </table:table-cell>
          <table:table-cell office:value-type="float" office:value="-0.00990241102181401">
            <text:p>-0.009902411</text:p>
          </table:table-cell>
          <table:table-cell office:value-type="float" office:value="-0.00983502538071066">
            <text:p>-0.0098350254</text:p>
          </table:table-cell>
          <table:table-cell office:value-type="float" office:value="0.871764980805136">
            <text:p>0.8717649808</text:p>
          </table:table-cell>
          <table:table-cell office:value-type="float" office:value="0.965533754601979">
            <text:p>0.9655337546</text:p>
          </table:table-cell>
          <table:table-cell office:value-type="float" office:value="0.965766997507022">
            <text:p>0.9657669975</text:p>
          </table:table-cell>
          <table:table-cell office:value-type="float" office:value="-18.1732593498534">
            <text:p>-18.1732593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3906">
            <text:p>3906</text:p>
          </table:table-cell>
          <table:table-cell office:value-type="float" office:value="7335">
            <text:p>7335</text:p>
          </table:table-cell>
          <table:table-cell office:value-type="float" office:value="12728">
            <text:p>12728</text:p>
          </table:table-cell>
          <table:table-cell office:value-type="float" office:value="-89.25">
            <text:p>-89.25</text:p>
          </table:table-cell>
          <table:table-cell office:value-type="float" office:value="-180">
            <text:p>-180</text:p>
          </table:table-cell>
          <table:table-cell office:value-type="float" office:value="-541.125">
            <text:p>-541.125</text:p>
          </table:table-cell>
          <table:table-cell office:value-type="float" office:value="-0.0228494623655914">
            <text:p>-0.0228494624</text:p>
          </table:table-cell>
          <table:table-cell office:value-type="float" office:value="-0.0245398773006135">
            <text:p>-0.0245398773</text:p>
          </table:table-cell>
          <table:table-cell office:value-type="float" office:value="-0.0425145348837209">
            <text:p>-0.0425145349</text:p>
          </table:table-cell>
          <table:table-cell office:value-type="float" office:value="0.921050193664007">
            <text:p>0.9210501937</text:p>
          </table:table-cell>
          <table:table-cell office:value-type="float" office:value="0.915290752380594">
            <text:p>0.9152907524</text:p>
          </table:table-cell>
          <table:table-cell office:value-type="float" office:value="0.85474179983268">
            <text:p>0.8547417998</text:p>
          </table:table-cell>
          <table:table-cell office:value-type="float" office:value="-29.987473762812">
            <text:p>-29.9874737628</text:p>
          </table:table-cell>
          <table:table-cell office:value-type="float" office:value="-27.8977388711479">
            <text:p>-27.8977388711</text:p>
          </table:table-cell>
          <table:table-cell office:value-type="float" office:value="-15.9546866025323">
            <text:p>-15.954686602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3770">
            <text:p>3770</text:p>
          </table:table-cell>
          <table:table-cell office:value-type="float" office:value="6960">
            <text:p>6960</text:p>
          </table:table-cell>
          <table:table-cell office:value-type="float" office:value="11046">
            <text:p>11046</text:p>
          </table:table-cell>
          <table:table-cell office:value-type="float" office:value="-221">
            <text:p>-221</text:p>
          </table:table-cell>
          <table:table-cell office:value-type="float" office:value="-408">
            <text:p>-408</text:p>
          </table:table-cell>
          <table:table-cell office:value-type="float" office:value="-241.5">
            <text:p>-241.5</text:p>
          </table:table-cell>
          <table:table-cell table:number-columns-repeated="2" office:value-type="float" office:value="-0.0586206896551724">
            <text:p>-0.0586206897</text:p>
          </table:table-cell>
          <table:table-cell office:value-type="float" office:value="-0.0218631178707224">
            <text:p>-0.0218631179</text:p>
          </table:table-cell>
          <table:table-cell table:number-columns-repeated="2" office:value-type="float" office:value="0.801562901307967">
            <text:p>0.8015629013</text:p>
          </table:table-cell>
          <table:table-cell office:value-type="float" office:value="0.924415959461608">
            <text:p>0.9244159595</text:p>
          </table:table-cell>
          <table:table-cell table:number-columns-repeated="2" office:value-type="float" office:value="-11.4742126869591">
            <text:p>-11.474212687</text:p>
          </table:table-cell>
          <table:table-cell office:value-type="float" office:value="-31.3560988494068">
            <text:p>-31.356098849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390">
            <text:p>390</text:p>
          </table:table-cell>
          <table:table-cell office:value-type="float" office:value="4212">
            <text:p>4212</text:p>
          </table:table-cell>
          <table:table-cell office:value-type="float" office:value="7456">
            <text:p>7456</text:p>
          </table:table-cell>
          <table:table-cell office:value-type="float" office:value="11988">
            <text:p>11988</text:p>
          </table:table-cell>
          <table:table-cell office:value-type="float" office:value="-157.625">
            <text:p>-157.625</text:p>
          </table:table-cell>
          <table:table-cell office:value-type="float" office:value="30">
            <text:p>30</text:p>
          </table:table-cell>
          <table:table-cell office:value-type="float" office:value="-448.625">
            <text:p>-448.625</text:p>
          </table:table-cell>
          <table:table-cell office:value-type="float" office:value="-0.0374228395061728">
            <text:p>-0.0374228395</text:p>
          </table:table-cell>
          <table:table-cell office:value-type="float" office:value="0.00402360515021459">
            <text:p>0.0040236052</text:p>
          </table:table-cell>
          <table:table-cell office:value-type="float" office:value="-0.0374228395061728">
            <text:p>-0.0374228395</text:p>
          </table:table-cell>
          <table:table-cell office:value-type="float" office:value="0.871764980805136">
            <text:p>0.8717649808</text:p>
          </table:table-cell>
          <table:table-cell office:value-type="float" office:value="1.01411434924662">
            <text:p>1.0141143492</text:p>
          </table:table-cell>
          <table:table-cell office:value-type="float" office:value="0.871764980805136">
            <text:p>0.8717649808</text:p>
          </table:table-cell>
          <table:table-cell office:value-type="float" office:value="-18.1732593498534">
            <text:p>-18.1732593499</text:p>
          </table:table-cell>
          <table:table-cell office:value-type="float" office:value="0">
            <text:p>0</text:p>
          </table:table-cell>
          <table:table-cell office:value-type="float" office:value="-18.1732593498534">
            <text:p>-18.173259349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4667">
            <text:p>4667</text:p>
          </table:table-cell>
          <table:table-cell office:value-type="float" office:value="7898">
            <text:p>7898</text:p>
          </table:table-cell>
          <table:table-cell office:value-type="float" office:value="13283">
            <text:p>13283</text:p>
          </table:table-cell>
          <table:table-cell office:value-type="float" office:value="-186.875">
            <text:p>-186.875</text:p>
          </table:table-cell>
          <table:table-cell office:value-type="float" office:value="-316.25">
            <text:p>-316.25</text:p>
          </table:table-cell>
          <table:table-cell office:value-type="float" office:value="-531.875">
            <text:p>-531.875</text:p>
          </table:table-cell>
          <table:table-cell table:number-columns-repeated="3" office:value-type="float" office:value="-0.040041782729805">
            <text:p>-0.0400417827</text:p>
          </table:table-cell>
          <table:table-cell table:number-columns-repeated="3" office:value-type="float" office:value="0.862996315399477">
            <text:p>0.8629963154</text:p>
          </table:table-cell>
          <table:table-cell table:number-columns-repeated="3" office:value-type="float" office:value="-16.9616634041053">
            <text:p>-16.961663404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3906">
            <text:p>3906</text:p>
          </table:table-cell>
          <table:table-cell office:value-type="float" office:value="7101">
            <text:p>7101</text:p>
          </table:table-cell>
          <table:table-cell office:value-type="float" office:value="12728">
            <text:p>12728</text:p>
          </table:table-cell>
          <table:table-cell office:value-type="float" office:value="-89.25">
            <text:p>-89.25</text:p>
          </table:table-cell>
          <table:table-cell office:value-type="float" office:value="-155.25">
            <text:p>-155.25</text:p>
          </table:table-cell>
          <table:table-cell office:value-type="float" office:value="-337.625">
            <text:p>-337.625</text:p>
          </table:table-cell>
          <table:table-cell office:value-type="float" office:value="-0.0228494623655914">
            <text:p>-0.0228494624</text:p>
          </table:table-cell>
          <table:table-cell office:value-type="float" office:value="-0.0218631178707224">
            <text:p>-0.0218631179</text:p>
          </table:table-cell>
          <table:table-cell office:value-type="float" office:value="-0.0265261627906977">
            <text:p>-0.0265261628</text:p>
          </table:table-cell>
          <table:table-cell office:value-type="float" office:value="0.921050193664007">
            <text:p>0.9210501937</text:p>
          </table:table-cell>
          <table:table-cell office:value-type="float" office:value="0.924415959461608">
            <text:p>0.9244159595</text:p>
          </table:table-cell>
          <table:table-cell office:value-type="float" office:value="0.908537559364859">
            <text:p>0.9085375594</text:p>
          </table:table-cell>
          <table:table-cell office:value-type="float" office:value="-29.987473762812">
            <text:p>-29.9874737628</text:p>
          </table:table-cell>
          <table:table-cell office:value-type="float" office:value="-31.3560988494068">
            <text:p>-31.3560988494</text:p>
          </table:table-cell>
          <table:table-cell office:value-type="float" office:value="-25.7825727190837">
            <text:p>-25.782572719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37">
            <text:p>437</text:p>
          </table:table-cell>
          <table:table-cell office:value-type="float" office:value="3794">
            <text:p>3794</text:p>
          </table:table-cell>
          <table:table-cell office:value-type="float" office:value="6992">
            <text:p>6992</text:p>
          </table:table-cell>
          <table:table-cell office:value-type="float" office:value="12512">
            <text:p>12512</text:p>
          </table:table-cell>
          <table:table-cell office:value-type="float" office:value="42">
            <text:p>42</text:p>
          </table:table-cell>
          <table:table-cell office:value-type="float" office:value="492.875">
            <text:p>492.875</text:p>
          </table:table-cell>
          <table:table-cell office:value-type="float" office:value="882">
            <text:p>882</text:p>
          </table:table-cell>
          <table:table-cell office:value-type="float" office:value="0.011070110701107">
            <text:p>0.0110701107</text:p>
          </table:table-cell>
          <table:table-cell office:value-type="float" office:value="0.0704912757437071">
            <text:p>0.0704912757</text:p>
          </table:table-cell>
          <table:table-cell office:value-type="float" office:value="0.0704923273657289">
            <text:p>0.0704923274</text:p>
          </table:table-cell>
          <table:table-cell office:value-type="float" office:value="1.03898558026171">
            <text:p>1.0389855803</text:p>
          </table:table-cell>
          <table:table-cell office:value-type="float" office:value="1.25645874421669">
            <text:p>1.2564587442</text:p>
          </table:table-cell>
          <table:table-cell office:value-type="float" office:value="1.25646271548623">
            <text:p>1.2564627155</text:p>
          </table:table-cell>
          <table:table-cell office:value-type="float" office:value="0">
            <text:p>0</text:p>
          </table:table-cell>
          <table:table-cell office:value-type="float" office:value="10.1757309931832">
            <text:p>10.1757309932</text:p>
          </table:table-cell>
          <table:table-cell office:value-type="float" office:value="10.1755842439512">
            <text:p>10.17558424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4">
            <text:p>394</text:p>
          </table:table-cell>
          <table:table-cell office:value-type="float" office:value="4354">
            <text:p>4354</text:p>
          </table:table-cell>
          <table:table-cell office:value-type="float" office:value="7464">
            <text:p>7464</text:p>
          </table:table-cell>
          <table:table-cell office:value-type="float" office:value="12818">
            <text:p>12818</text:p>
          </table:table-cell>
          <table:table-cell office:value-type="float" office:value="71.75">
            <text:p>71.75</text:p>
          </table:table-cell>
          <table:table-cell office:value-type="float" office:value="123">
            <text:p>123</text:p>
          </table:table-cell>
          <table:table-cell office:value-type="float" office:value="471.125">
            <text:p>471.125</text:p>
          </table:table-cell>
          <table:table-cell table:number-columns-repeated="2" office:value-type="float" office:value="0.0164790996784566">
            <text:p>0.0164790997</text:p>
          </table:table-cell>
          <table:table-cell office:value-type="float" office:value="0.0367549539709783">
            <text:p>0.036754954</text:p>
          </table:table-cell>
          <table:table-cell table:number-columns-repeated="2" office:value-type="float" office:value="1.05820910789797">
            <text:p>1.0582091079</text:p>
          </table:table-cell>
          <table:table-cell office:value-type="float" office:value="1.13129015511559">
            <text:p>1.1312901551</text:p>
          </table:table-cell>
          <table:table-cell table:number-columns-repeated="2" office:value-type="float" office:value="0">
            <text:p>0</text:p>
          </table:table-cell>
          <table:table-cell office:value-type="float" office:value="19.2030942659071">
            <text:p>19.203094265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627">
            <text:p>3627</text:p>
          </table:table-cell>
          <table:table-cell office:value-type="float" office:value="7128">
            <text:p>7128</text:p>
          </table:table-cell>
          <table:table-cell office:value-type="float" office:value="11540">
            <text:p>11540</text:p>
          </table:table-cell>
          <table:table-cell office:value-type="float" office:value="-82.875">
            <text:p>-82.875</text:p>
          </table:table-cell>
          <table:table-cell office:value-type="float" office:value="6.625">
            <text:p>6.625</text:p>
          </table:table-cell>
          <table:table-cell office:value-type="float" office:value="10.75">
            <text:p>10.75</text:p>
          </table:table-cell>
          <table:table-cell office:value-type="float" office:value="-0.0228494623655914">
            <text:p>-0.0228494624</text:p>
          </table:table-cell>
          <table:table-cell office:value-type="float" office:value="0.000929433221099888">
            <text:p>0.0009294332</text:p>
          </table:table-cell>
          <table:table-cell office:value-type="float" office:value="0.000931542461005199">
            <text:p>0.0009315425</text:p>
          </table:table-cell>
          <table:table-cell office:value-type="float" office:value="0.921050193664007">
            <text:p>0.9210501937</text:p>
          </table:table-cell>
          <table:table-cell office:value-type="float" office:value="1.00325470941223">
            <text:p>1.0032547094</text:p>
          </table:table-cell>
          <table:table-cell office:value-type="float" office:value="1.00326209944538">
            <text:p>1.0032620994</text:p>
          </table:table-cell>
          <table:table-cell office:value-type="float" office:value="-29.987473762812">
            <text:p>-29.98747376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90">
            <text:p>290</text:p>
          </table:table-cell>
          <table:table-cell office:value-type="float" office:value="3523">
            <text:p>3523</text:p>
          </table:table-cell>
          <table:table-cell office:value-type="float" office:value="7588">
            <text:p>7588</text:p>
          </table:table-cell>
          <table:table-cell office:value-type="float" office:value="14962">
            <text:p>14962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-30.25">
            <text:p>-30.25</text:p>
          </table:table-cell>
          <table:table-cell table:number-columns-repeated="2" office:value-type="float" office:value="0.011070110701107">
            <text:p>0.0110701107</text:p>
          </table:table-cell>
          <table:table-cell office:value-type="float" office:value="-0.00202178853094506">
            <text:p>-0.0020217885</text:p>
          </table:table-cell>
          <table:table-cell table:number-columns-repeated="2" office:value-type="float" office:value="1.03898558026171">
            <text:p>1.0389855803</text:p>
          </table:table-cell>
          <table:table-cell office:value-type="float" office:value="0.992931751894265">
            <text:p>0.9929317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4043">
            <text:p>4043</text:p>
          </table:table-cell>
          <table:table-cell office:value-type="float" office:value="8755">
            <text:p>8755</text:p>
          </table:table-cell>
          <table:table-cell office:value-type="float" office:value="16270">
            <text:p>16270</text:p>
          </table:table-cell>
          <table:table-cell office:value-type="float" office:value="66.625">
            <text:p>66.625</text:p>
          </table:table-cell>
          <table:table-cell office:value-type="float" office:value="-185.125">
            <text:p>-185.125</text:p>
          </table:table-cell>
          <table:table-cell office:value-type="float" office:value="-364.875">
            <text:p>-364.875</text:p>
          </table:table-cell>
          <table:table-cell office:value-type="float" office:value="0.0164790996784566">
            <text:p>0.0164790997</text:p>
          </table:table-cell>
          <table:table-cell office:value-type="float" office:value="-0.0211450599657339">
            <text:p>-0.02114506</text:p>
          </table:table-cell>
          <table:table-cell office:value-type="float" office:value="-0.0224262446220037">
            <text:p>-0.0224262446</text:p>
          </table:table-cell>
          <table:table-cell office:value-type="float" office:value="1.05820910789797">
            <text:p>1.0582091079</text:p>
          </table:table-cell>
          <table:table-cell office:value-type="float" office:value="0.926868632699402">
            <text:p>0.9268686327</text:p>
          </table:table-cell>
          <table:table-cell office:value-type="float" office:value="0.922493899260765">
            <text:p>0.9224938993</text:p>
          </table:table-cell>
          <table:table-cell office:value-type="float" office:value="0">
            <text:p>0</text:p>
          </table:table-cell>
          <table:table-cell office:value-type="float" office:value="-32.4327648759825">
            <text:p>-32.432764876</text:p>
          </table:table-cell>
          <table:table-cell office:value-type="float" office:value="-30.5599741194587">
            <text:p>-30.559974119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4433">
            <text:p>4433</text:p>
          </table:table-cell>
          <table:table-cell office:value-type="float" office:value="8019">
            <text:p>8019</text:p>
          </table:table-cell>
          <table:table-cell office:value-type="float" office:value="14343">
            <text:p>14343</text:p>
          </table:table-cell>
          <table:table-cell office:value-type="float" office:value="1.75">
            <text:p>1.75</text:p>
          </table:table-cell>
          <table:table-cell office:value-type="float" office:value="-86.875">
            <text:p>-86.875</text:p>
          </table:table-cell>
          <table:table-cell office:value-type="float" office:value="-568.875">
            <text:p>-568.875</text:p>
          </table:table-cell>
          <table:table-cell office:value-type="float" office:value="0.000394766523798782">
            <text:p>0.0003947665</text:p>
          </table:table-cell>
          <table:table-cell office:value-type="float" office:value="-0.0108336450929044">
            <text:p>-0.0108336451</text:p>
          </table:table-cell>
          <table:table-cell office:value-type="float" office:value="-0.0396622045597155">
            <text:p>-0.0396622046</text:p>
          </table:table-cell>
          <table:table-cell office:value-type="float" office:value="1.00138198828089">
            <text:p>1.0013819883</text:p>
          </table:table-cell>
          <table:table-cell office:value-type="float" office:value="0.962312283192193">
            <text:p>0.9623122832</text:p>
          </table:table-cell>
          <table:table-cell office:value-type="float" office:value="0.864265541363248">
            <text:p>0.8642655414</text:p>
          </table:table-cell>
          <table:table-cell table:number-columns-repeated="2" office:value-type="float" office:value="0">
            <text:p>0</text:p>
          </table:table-cell>
          <table:table-cell office:value-type="float" office:value="-17.1273534000839">
            <text:p>-17.127353400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4004">
            <text:p>4004</text:p>
          </table:table-cell>
          <table:table-cell office:value-type="float" office:value="7248">
            <text:p>7248</text:p>
          </table:table-cell>
          <table:table-cell office:value-type="float" office:value="12172">
            <text:p>12172</text:p>
          </table:table-cell>
          <table:table-cell office:value-type="float" office:value="69.5">
            <text:p>69.5</text:p>
          </table:table-cell>
          <table:table-cell office:value-type="float" office:value="21.625">
            <text:p>21.625</text:p>
          </table:table-cell>
          <table:table-cell office:value-type="float" office:value="-348">
            <text:p>-348</text:p>
          </table:table-cell>
          <table:table-cell office:value-type="float" office:value="0.0173576423576424">
            <text:p>0.0173576424</text:p>
          </table:table-cell>
          <table:table-cell office:value-type="float" office:value="0.00298358167770419">
            <text:p>0.0029835817</text:p>
          </table:table-cell>
          <table:table-cell office:value-type="float" office:value="-0.0285902070325337">
            <text:p>-0.028590207</text:p>
          </table:table-cell>
          <table:table-cell office:value-type="float" office:value="1.06134227223825">
            <text:p>1.0613422722</text:p>
          </table:table-cell>
          <table:table-cell office:value-type="float" office:value="1.01045998332083">
            <text:p>1.0104599833</text:p>
          </table:table-cell>
          <table:table-cell office:value-type="float" office:value="0.901536379264932">
            <text:p>0.9015363793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959678324821">
            <text:p>-23.895967832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36">
            <text:p>336</text:p>
          </table:table-cell>
          <table:table-cell office:value-type="float" office:value="4213">
            <text:p>4213</text:p>
          </table:table-cell>
          <table:table-cell office:value-type="float" office:value="6992">
            <text:p>6992</text:p>
          </table:table-cell>
          <table:table-cell office:value-type="float" office:value="13616">
            <text:p>13616</text:p>
          </table:table-cell>
          <table:table-cell office:value-type="float" office:value="-340.375">
            <text:p>-340.375</text:p>
          </table:table-cell>
          <table:table-cell office:value-type="float" office:value="174.375">
            <text:p>174.375</text:p>
          </table:table-cell>
          <table:table-cell office:value-type="float" office:value="339.625">
            <text:p>339.625</text:p>
          </table:table-cell>
          <table:table-cell office:value-type="float" office:value="-0.080791597436506">
            <text:p>-0.0807915974</text:p>
          </table:table-cell>
          <table:table-cell office:value-type="float" office:value="0.0249392162471396">
            <text:p>0.0249392162</text:p>
          </table:table-cell>
          <table:table-cell office:value-type="float" office:value="0.0249430816686251">
            <text:p>0.0249430817</text:p>
          </table:table-cell>
          <table:table-cell office:value-type="float" office:value="0.73002288211626">
            <text:p>0.7300228821</text:p>
          </table:table-cell>
          <table:table-cell office:value-type="float" office:value="1.08850630729875">
            <text:p>1.0885063073</text:p>
          </table:table-cell>
          <table:table-cell office:value-type="float" office:value="1.08852021419352">
            <text:p>1.0885202142</text:p>
          </table:table-cell>
          <table:table-cell office:value-type="float" office:value="-8.2280073623774">
            <text:p>-8.2280073624</text:p>
          </table:table-cell>
          <table:table-cell office:value-type="float" office:value="28.1386135904173">
            <text:p>28.1386135904</text:p>
          </table:table-cell>
          <table:table-cell office:value-type="float" office:value="28.1343062284232">
            <text:p>28.13430622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3950">
            <text:p>3950</text:p>
          </table:table-cell>
          <table:table-cell office:value-type="float" office:value="6751">
            <text:p>6751</text:p>
          </table:table-cell>
          <table:table-cell office:value-type="float" office:value="13949">
            <text:p>13949</text:p>
          </table:table-cell>
          <table:table-cell office:value-type="float" office:value="-466">
            <text:p>-466</text:p>
          </table:table-cell>
          <table:table-cell office:value-type="float" office:value="-796.285714285714">
            <text:p>-796.2857142857</text:p>
          </table:table-cell>
          <table:table-cell office:value-type="float" office:value="176.714285714286">
            <text:p>176.7142857143</text:p>
          </table:table-cell>
          <table:table-cell office:value-type="float" office:value="-0.117974683544304">
            <text:p>-0.1179746835</text:p>
          </table:table-cell>
          <table:table-cell office:value-type="float" office:value="-0.117950779778657">
            <text:p>-0.1179507798</text:p>
          </table:table-cell>
          <table:table-cell office:value-type="float" office:value="0.0126685988754954">
            <text:p>0.0126685989</text:p>
          </table:table-cell>
          <table:table-cell office:value-type="float" office:value="0.614367938471399">
            <text:p>0.6143679385</text:p>
          </table:table-cell>
          <table:table-cell office:value-type="float" office:value="0.614440548217471">
            <text:p>0.6144405482</text:p>
          </table:table-cell>
          <table:table-cell office:value-type="float" office:value="1.04465466312327">
            <text:p>1.0446546631</text:p>
          </table:table-cell>
          <table:table-cell office:value-type="float" office:value="-5.52156634674154">
            <text:p>-5.5215663467</text:p>
          </table:table-cell>
          <table:table-cell office:value-type="float" office:value="-5.52275861033346">
            <text:p>-5.5227586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3404">
            <text:p>3404</text:p>
          </table:table-cell>
          <table:table-cell office:value-type="float" office:value="6063">
            <text:p>6063</text:p>
          </table:table-cell>
          <table:table-cell office:value-type="float" office:value="12619">
            <text:p>12619</text:p>
          </table:table-cell>
          <table:table-cell office:value-type="float" office:value="-411.333333333333">
            <text:p>-411.3333333333</text:p>
          </table:table-cell>
          <table:table-cell office:value-type="float" office:value="-360.833333333333">
            <text:p>-360.8333333333</text:p>
          </table:table-cell>
          <table:table-cell office:value-type="float" office:value="21.1666666666667">
            <text:p>21.1666666667</text:p>
          </table:table-cell>
          <table:table-cell office:value-type="float" office:value="-0.120838229533882">
            <text:p>-0.1208382295</text:p>
          </table:table-cell>
          <table:table-cell office:value-type="float" office:value="-0.0595139919731706">
            <text:p>-0.059513992</text:p>
          </table:table-cell>
          <table:table-cell office:value-type="float" office:value="0.0016773648202446">
            <text:p>0.0016773648</text:p>
          </table:table-cell>
          <table:table-cell office:value-type="float" office:value="0.605685876956505">
            <text:p>0.605685877</text:p>
          </table:table-cell>
          <table:table-cell office:value-type="float" office:value="0.798643181965445">
            <text:p>0.798643182</text:p>
          </table:table-cell>
          <table:table-cell office:value-type="float" office:value="1.00587629143423">
            <text:p>1.0058762914</text:p>
          </table:table-cell>
          <table:table-cell office:value-type="float" office:value="-5.38214750255506">
            <text:p>-5.3821475026</text:p>
          </table:table-cell>
          <table:table-cell office:value-type="float" office:value="-11.2966760212874">
            <text:p>-11.2966760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3211">
            <text:p>3211</text:p>
          </table:table-cell>
          <table:table-cell office:value-type="float" office:value="5681">
            <text:p>5681</text:p>
          </table:table-cell>
          <table:table-cell office:value-type="float" office:value="11904">
            <text:p>11904</text:p>
          </table:table-cell>
          <table:table-cell office:value-type="float" office:value="-274.2">
            <text:p>-274.2</text:p>
          </table:table-cell>
          <table:table-cell office:value-type="float" office:value="-485.2">
            <text:p>-485.2</text:p>
          </table:table-cell>
          <table:table-cell office:value-type="float" office:value="269.6">
            <text:p>269.6</text:p>
          </table:table-cell>
          <table:table-cell office:value-type="float" office:value="-0.0853939582684522">
            <text:p>-0.0853939583</text:p>
          </table:table-cell>
          <table:table-cell office:value-type="float" office:value="-0.0854074986798099">
            <text:p>-0.0854074987</text:p>
          </table:table-cell>
          <table:table-cell office:value-type="float" office:value="0.0226478494623656">
            <text:p>0.0226478495</text:p>
          </table:table-cell>
          <table:table-cell office:value-type="float" office:value="0.715413717153575">
            <text:p>0.7154137172</text:p>
          </table:table-cell>
          <table:table-cell office:value-type="float" office:value="0.715370858648919">
            <text:p>0.7153708586</text:p>
          </table:table-cell>
          <table:table-cell office:value-type="float" office:value="1.08027280628541">
            <text:p>1.0802728063</text:p>
          </table:table-cell>
          <table:table-cell office:value-type="float" office:value="-7.76532290221527">
            <text:p>-7.7653229022</text:p>
          </table:table-cell>
          <table:table-cell office:value-type="float" office:value="-7.76403517889624">
            <text:p>-7.7640351789</text:p>
          </table:table-cell>
          <table:table-cell office:value-type="float" office:value="30.9507104096636">
            <text:p>30.950710409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11">
            <text:p>311</text:p>
          </table:table-cell>
          <table:table-cell office:value-type="float" office:value="2782">
            <text:p>2782</text:p>
          </table:table-cell>
          <table:table-cell office:value-type="float" office:value="5511">
            <text:p>5511</text:p>
          </table:table-cell>
          <table:table-cell office:value-type="float" office:value="12744">
            <text:p>12744</text:p>
          </table:table-cell>
          <table:table-cell office:value-type="float" office:value="0">
            <text:p>0</text:p>
          </table:table-cell>
          <table:table-cell office:value-type="float" office:value="-94.25">
            <text:p>-94.25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 office:value-type="float" office:value="-0.0171021593177282">
            <text:p>-0.0171021593</text:p>
          </table:table-cell>
          <table:table-cell office:value-type="float" office:value="-0.0171060891399874">
            <text:p>-0.0171060891</text:p>
          </table:table-cell>
          <table:table-cell office:value-type="float" office:value="0.54">
            <text:p>0.54</text:p>
          </table:table-cell>
          <table:table-cell office:value-type="float" office:value="0.940715710740476">
            <text:p>0.9407157107</text:p>
          </table:table-cell>
          <table:table-cell office:value-type="float" office:value="0.940702219849948">
            <text:p>0.9407022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41">
            <text:p>341</text:p>
          </table:table-cell>
          <table:table-cell office:value-type="float" office:value="2411">
            <text:p>2411</text:p>
          </table:table-cell>
          <table:table-cell office:value-type="float" office:value="5230">
            <text:p>5230</text:p>
          </table:table-cell>
          <table:table-cell office:value-type="float" office:value="12775">
            <text:p>12775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4">
            <text:p>0.94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5">
            <text:p>5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2089">
            <text:p>2089</text:p>
          </table:table-cell>
          <table:table-cell office:value-type="float" office:value="4850">
            <text:p>4850</text:p>
          </table:table-cell>
          <table:table-cell office:value-type="float" office:value="12805">
            <text:p>12805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71">
            <text:p>0.71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7.75">
            <text:p>87.75</text:p>
          </table:table-cell>
          <table:table-cell office:value-type="float" office:value="4363.25">
            <text:p>4363.25</text:p>
          </table:table-cell>
          <table:table-cell office:value-type="float" office:value="12078.25">
            <text:p>12078.25</text:p>
          </table:table-cell>
          <table:table-cell office:value-type="float" office:value="8.3225">
            <text:p>8.3225</text:p>
          </table:table-cell>
          <table:table-cell table:number-columns-repeated="3"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741">
            <text:p>741</text:p>
          </table:table-cell>
          <table:table-cell office:value-type="float" office:value="368">
            <text:p>368</text:p>
          </table:table-cell>
          <table:table-cell office:value-type="float" office:value="1810">
            <text:p>1810</text:p>
          </table:table-cell>
          <table:table-cell office:value-type="float" office:value="4424">
            <text:p>4424</text:p>
          </table:table-cell>
          <table:table-cell office:value-type="float" office:value="12836">
            <text:p>12836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6">
            <text:p>0.96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1.3333333333333">
            <text:p>91.3333333333</text:p>
          </table:table-cell>
          <table:table-cell office:value-type="float" office:value="4369.33333333333">
            <text:p>4369.3333333333</text:p>
          </table:table-cell>
          <table:table-cell office:value-type="float" office:value="10346">
            <text:p>10346</text:p>
          </table:table-cell>
          <table:table-cell office:value-type="float" office:value="8.70333333333333">
            <text:p>8.70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77">
            <text:p>377</text:p>
          </table:table-cell>
          <table:table-cell office:value-type="float" office:value="1568">
            <text:p>1568</text:p>
          </table:table-cell>
          <table:table-cell office:value-type="float" office:value="4128">
            <text:p>4128</text:p>
          </table:table-cell>
          <table:table-cell office:value-type="float" office:value="12867">
            <text:p>12867</text:p>
          </table:table-cell>
          <table:table-cell table:number-columns-repeated="6"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4">
            <text:p>0.94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54">
            <text:p>0.54</text:p>
          </table:table-cell>
          <table:table-cell office:value-type="float" office:value="0.94">
            <text:p>0.94</text:p>
          </table:table-cell>
          <table:table-cell office:value-type="float" office:value="1.01">
            <text:p>1.01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.1">
            <text:p>13.1</text:p>
          </table:table-cell>
          <table:table-cell office:value-type="float" office:value="13.9">
            <text:p>13.9</text:p>
          </table:table-cell>
          <table:table-cell office:value-type="float" office:value="24.9">
            <text:p>24.9</text:p>
          </table:table-cell>
          <table:table-cell office:value-type="float" office:value="12789">
            <text:p>12789</text:p>
          </table:table-cell>
          <table:table-cell office:value-type="float" office:value="13294">
            <text:p>13294</text:p>
          </table:table-cell>
          <table:table-cell office:value-type="float" office:value="14304">
            <text:p>143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0:14.66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979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108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949">
                <text:p>2994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30260">
                <text:p>3026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856">
                <text:p>2885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20415">
                <text:p>20415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720">
                <text:p>19720</text:p>
              </table:table-cell>
              <table:table-cell office:value-type="float" office:value="30043">
                <text:p>300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185">
                <text:p>15185</text:p>
              </table:table-cell>
              <table:table-cell office:value-type="float" office:value="19469">
                <text:p>19469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523">
                <text:p>15523</text:p>
              </table:table-cell>
              <table:table-cell office:value-type="float" office:value="20160">
                <text:p>20160</text:p>
              </table:table-cell>
              <table:table-cell office:value-type="float" office:value="28808">
                <text:p>2880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101">
                <text:p>16101</text:p>
              </table:table-cell>
              <table:table-cell office:value-type="float" office:value="20881">
                <text:p>20881</text:p>
              </table:table-cell>
              <table:table-cell office:value-type="float" office:value="28493">
                <text:p>2849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464">
                <text:p>15464</text:p>
              </table:table-cell>
              <table:table-cell office:value-type="float" office:value="22048">
                <text:p>22048</text:p>
              </table:table-cell>
              <table:table-cell office:value-type="float" office:value="29910">
                <text:p>29910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280">
                <text:p>15280</text:p>
              </table:table-cell>
              <table:table-cell office:value-type="float" office:value="22486">
                <text:p>22486</text:p>
              </table:table-cell>
              <table:table-cell office:value-type="float" office:value="30316">
                <text:p>3031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530">
                <text:p>15530</text:p>
              </table:table-cell>
              <table:table-cell office:value-type="float" office:value="21005">
                <text:p>21005</text:p>
              </table:table-cell>
              <table:table-cell office:value-type="float" office:value="28937">
                <text:p>2893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053">
                <text:p>16053</text:p>
              </table:table-cell>
              <table:table-cell office:value-type="float" office:value="20495">
                <text:p>20495</text:p>
              </table:table-cell>
              <table:table-cell office:value-type="float" office:value="28153">
                <text:p>2815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575">
                <text:p>15575</text:p>
              </table:table-cell>
              <table:table-cell office:value-type="float" office:value="20293">
                <text:p>20293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172">
                <text:p>15172</text:p>
              </table:table-cell>
              <table:table-cell office:value-type="float" office:value="20570">
                <text:p>20570</text:p>
              </table:table-cell>
              <table:table-cell office:value-type="float" office:value="30124">
                <text:p>3012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492">
                <text:p>15492</text:p>
              </table:table-cell>
              <table:table-cell office:value-type="float" office:value="20922">
                <text:p>20922</text:p>
              </table:table-cell>
              <table:table-cell office:value-type="float" office:value="28745">
                <text:p>2874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005">
                <text:p>16005</text:p>
              </table:table-cell>
              <table:table-cell office:value-type="float" office:value="21088">
                <text:p>21088</text:p>
              </table:table-cell>
              <table:table-cell office:value-type="float" office:value="31895">
                <text:p>318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052">
                <text:p>16052</text:p>
              </table:table-cell>
              <table:table-cell office:value-type="float" office:value="22290">
                <text:p>22290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454">
                <text:p>22454</text:p>
              </table:table-cell>
              <table:table-cell office:value-type="float" office:value="34965">
                <text:p>3496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308">
                <text:p>21308</text:p>
              </table:table-cell>
              <table:table-cell office:value-type="float" office:value="33630">
                <text:p>3363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378">
                <text:p>15378</text:p>
              </table:table-cell>
              <table:table-cell office:value-type="float" office:value="22668">
                <text:p>22668</text:p>
              </table:table-cell>
              <table:table-cell office:value-type="float" office:value="31927">
                <text:p>319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976">
                <text:p>14976</text:p>
              </table:table-cell>
              <table:table-cell office:value-type="float" office:value="20836">
                <text:p>20836</text:p>
              </table:table-cell>
              <table:table-cell office:value-type="float" office:value="33577">
                <text:p>335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348">
                <text:p>14348</text:p>
              </table:table-cell>
              <table:table-cell office:value-type="float" office:value="20823">
                <text:p>20823</text:p>
              </table:table-cell>
              <table:table-cell office:value-type="float" office:value="34965">
                <text:p>3496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1048">
                <text:p>21048</text:p>
              </table:table-cell>
              <table:table-cell office:value-type="float" office:value="33502">
                <text:p>3350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80">
                <text:p>11680</text:p>
              </table:table-cell>
              <table:table-cell office:value-type="float" office:value="20422">
                <text:p>20422</text:p>
              </table:table-cell>
              <table:table-cell office:value-type="float" office:value="31967">
                <text:p>3196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88">
                <text:p>12088</text:p>
              </table:table-cell>
              <table:table-cell office:value-type="float" office:value="20147">
                <text:p>20147</text:p>
              </table:table-cell>
              <table:table-cell office:value-type="float" office:value="33679">
                <text:p>3367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835">
                <text:p>12835</text:p>
              </table:table-cell>
              <table:table-cell office:value-type="float" office:value="19704">
                <text:p>19704</text:p>
              </table:table-cell>
              <table:table-cell office:value-type="float" office:value="34408">
                <text:p>3440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8728">
                <text:p>18728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682">
                <text:p>11682</text:p>
              </table:table-cell>
              <table:table-cell office:value-type="float" office:value="17488">
                <text:p>17488</text:p>
              </table:table-cell>
              <table:table-cell office:value-type="float" office:value="29768">
                <text:p>2976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358">
                <text:p>17358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40">
                <text:p>12440</text:p>
              </table:table-cell>
              <table:table-cell office:value-type="float" office:value="17002">
                <text:p>17002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758">
                <text:p>15758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418">
                <text:p>1541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20">
                <text:p>11520</text:p>
              </table:table-cell>
              <table:table-cell office:value-type="float" office:value="15444">
                <text:p>15444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902">
                <text:p>15902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28">
                <text:p>11728</text:p>
              </table:table-cell>
              <table:table-cell office:value-type="float" office:value="15613">
                <text:p>15613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312">
                <text:p>16312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140">
                <text:p>16140</text:p>
              </table:table-cell>
              <table:table-cell office:value-type="float" office:value="22811">
                <text:p>2281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43">
                <text:p>11743</text:p>
              </table:table-cell>
              <table:table-cell office:value-type="float" office:value="15384">
                <text:p>15384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0">
                <text:p>11470</text:p>
              </table:table-cell>
              <table:table-cell office:value-type="float" office:value="15159">
                <text:p>15159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202">
                <text:p>11202</text:p>
              </table:table-cell>
              <table:table-cell office:value-type="float" office:value="14925">
                <text:p>14925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852">
                <text:p>14852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305">
                <text:p>11305</text:p>
              </table:table-cell>
              <table:table-cell office:value-type="float" office:value="14904">
                <text:p>14904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335">
                <text:p>11335</text:p>
              </table:table-cell>
              <table:table-cell office:value-type="float" office:value="15060">
                <text:p>15060</text:p>
              </table:table-cell>
              <table:table-cell office:value-type="float" office:value="22003">
                <text:p>2200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982">
                <text:p>10982</text:p>
              </table:table-cell>
              <table:table-cell office:value-type="float" office:value="14438">
                <text:p>14438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466">
                <text:p>10466</text:p>
              </table:table-cell>
              <table:table-cell office:value-type="float" office:value="14342">
                <text:p>1434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430">
                <text:p>10430</text:p>
              </table:table-cell>
              <table:table-cell office:value-type="float" office:value="14336">
                <text:p>14336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369">
                <text:p>14369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678">
                <text:p>8678</text:p>
              </table:table-cell>
              <table:table-cell office:value-type="float" office:value="13612">
                <text:p>13612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987">
                <text:p>7987</text:p>
              </table:table-cell>
              <table:table-cell office:value-type="float" office:value="13352">
                <text:p>13352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6859">
                <text:p>6859</text:p>
              </table:table-cell>
              <table:table-cell office:value-type="float" office:value="12538">
                <text:p>12538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049">
                <text:p>7049</text:p>
              </table:table-cell>
              <table:table-cell office:value-type="float" office:value="12391">
                <text:p>12391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435">
                <text:p>6435</text:p>
              </table:table-cell>
              <table:table-cell office:value-type="float" office:value="11220">
                <text:p>11220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400">
                <text:p>5400</text:p>
              </table:table-cell>
              <table:table-cell office:value-type="float" office:value="10538">
                <text:p>10538</text:p>
              </table:table-cell>
              <table:table-cell office:value-type="float" office:value="20757">
                <text:p>20757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415">
                <text:p>5415</text:p>
              </table:table-cell>
              <table:table-cell office:value-type="float" office:value="10109">
                <text:p>10109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516">
                <text:p>5516</text:p>
              </table:table-cell>
              <table:table-cell office:value-type="float" office:value="9680">
                <text:p>9680</text:p>
              </table:table-cell>
              <table:table-cell office:value-type="float" office:value="16690">
                <text:p>16690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680">
                <text:p>4680</text:p>
              </table:table-cell>
              <table:table-cell office:value-type="float" office:value="9106">
                <text:p>9106</text:p>
              </table:table-cell>
              <table:table-cell office:value-type="float" office:value="15034">
                <text:p>1503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8622">
                <text:p>8622</text:p>
              </table:table-cell>
              <table:table-cell office:value-type="float" office:value="15104">
                <text:p>1510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536">
                <text:p>4536</text:p>
              </table:table-cell>
              <table:table-cell office:value-type="float" office:value="8271">
                <text:p>8271</text:p>
              </table:table-cell>
              <table:table-cell office:value-type="float" office:value="14430">
                <text:p>1443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026">
                <text:p>5026</text:p>
              </table:table-cell>
              <table:table-cell office:value-type="float" office:value="8759">
                <text:p>8759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816">
                <text:p>4816</text:p>
              </table:table-cell>
              <table:table-cell office:value-type="float" office:value="8256">
                <text:p>8256</text:p>
              </table:table-cell>
              <table:table-cell office:value-type="float" office:value="17464">
                <text:p>1746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060">
                <text:p>4060</text:p>
              </table:table-cell>
              <table:table-cell office:value-type="float" office:value="8064">
                <text:p>8064</text:p>
              </table:table-cell>
              <table:table-cell office:value-type="float" office:value="16169">
                <text:p>1616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536">
                <text:p>4536</text:p>
              </table:table-cell>
              <table:table-cell office:value-type="float" office:value="7839">
                <text:p>7839</text:p>
              </table:table-cell>
              <table:table-cell office:value-type="float" office:value="14578">
                <text:p>1457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7335">
                <text:p>7335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770">
                <text:p>3770</text:p>
              </table:table-cell>
              <table:table-cell office:value-type="float" office:value="6960">
                <text:p>6960</text:p>
              </table:table-cell>
              <table:table-cell office:value-type="float" office:value="11046">
                <text:p>1104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212">
                <text:p>4212</text:p>
              </table:table-cell>
              <table:table-cell office:value-type="float" office:value="7456">
                <text:p>7456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667">
                <text:p>4667</text:p>
              </table:table-cell>
              <table:table-cell office:value-type="float" office:value="7898">
                <text:p>7898</text:p>
              </table:table-cell>
              <table:table-cell office:value-type="float" office:value="13283">
                <text:p>1328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906">
                <text:p>3906</text:p>
              </table:table-cell>
              <table:table-cell office:value-type="float" office:value="7101">
                <text:p>7101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992">
                <text:p>6992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354">
                <text:p>4354</text:p>
              </table:table-cell>
              <table:table-cell office:value-type="float" office:value="7464">
                <text:p>7464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627">
                <text:p>3627</text:p>
              </table:table-cell>
              <table:table-cell office:value-type="float" office:value="7128">
                <text:p>7128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523">
                <text:p>3523</text:p>
              </table:table-cell>
              <table:table-cell office:value-type="float" office:value="7588">
                <text:p>7588</text:p>
              </table:table-cell>
              <table:table-cell office:value-type="float" office:value="14962">
                <text:p>1496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043">
                <text:p>4043</text:p>
              </table:table-cell>
              <table:table-cell office:value-type="float" office:value="8755">
                <text:p>8755</text:p>
              </table:table-cell>
              <table:table-cell office:value-type="float" office:value="16270">
                <text:p>1627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433">
                <text:p>4433</text:p>
              </table:table-cell>
              <table:table-cell office:value-type="float" office:value="8019">
                <text:p>8019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004">
                <text:p>4004</text:p>
              </table:table-cell>
              <table:table-cell office:value-type="float" office:value="7248">
                <text:p>7248</text:p>
              </table:table-cell>
              <table:table-cell office:value-type="float" office:value="12172">
                <text:p>1217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213">
                <text:p>4213</text:p>
              </table:table-cell>
              <table:table-cell office:value-type="float" office:value="6992">
                <text:p>6992</text:p>
              </table:table-cell>
              <table:table-cell office:value-type="float" office:value="13616">
                <text:p>1361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3950">
                <text:p>3950</text:p>
              </table:table-cell>
              <table:table-cell office:value-type="float" office:value="6751">
                <text:p>6751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404">
                <text:p>3404</text:p>
              </table:table-cell>
              <table:table-cell office:value-type="float" office:value="6063">
                <text:p>6063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3211">
                <text:p>3211</text:p>
              </table:table-cell>
              <table:table-cell office:value-type="float" office:value="5681">
                <text:p>5681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2782">
                <text:p>2782</text:p>
              </table:table-cell>
              <table:table-cell office:value-type="float" office:value="5511">
                <text:p>5511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2411">
                <text:p>2411</text:p>
              </table:table-cell>
              <table:table-cell office:value-type="float" office:value="5230">
                <text:p>5230</text:p>
              </table:table-cell>
              <table:table-cell office:value-type="float" office:value="12775">
                <text:p>1277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2089">
                <text:p>2089</text:p>
              </table:table-cell>
              <table:table-cell office:value-type="float" office:value="4850">
                <text:p>4850</text:p>
              </table:table-cell>
              <table:table-cell office:value-type="float" office:value="12805">
                <text:p>1280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810">
                <text:p>1810</text:p>
              </table:table-cell>
              <table:table-cell office:value-type="float" office:value="4424">
                <text:p>4424</text:p>
              </table:table-cell>
              <table:table-cell office:value-type="float" office:value="12836">
                <text:p>1283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568">
                <text:p>1568</text:p>
              </table:table-cell>
              <table:table-cell office:value-type="float" office:value="4128">
                <text:p>4128</text:p>
              </table:table-cell>
              <table:table-cell office:value-type="float" office:value="12867">
                <text:p>12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26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63.25">
                <text:p>4363.2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369.33333333333">
                <text:p>436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8cm" svg:y="1.404cm" svg:width="31.15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3225">
                <text:p>8.322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70333333333333">
                <text:p>8.70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6cm" svg:y="1.352cm" svg:width="31.60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163464960309">
                <text:p>1.201634649603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8956996210794">
                <text:p>1.1895699621079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119177194285">
                <text:p>1.1611917719428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395927101989">
                <text:p>1.113959271019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182434013567">
                <text:p>0.9918243401356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546242296435">
                <text:p>1.0054624229643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0395750812401">
                <text:p>1.0039575081240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0837041407456">
                <text:p>1.1083704140745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6523893245095">
                <text:p>0.99652389324509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190860304457">
                <text:p>1.0119086030445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397428996784">
                <text:p>0.9939742899678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4075267451142">
                <text:p>1.040752674511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5222004212525">
                <text:p>0.9952220042125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853226707691">
                <text:p>1.05853226707691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419749088272">
                <text:p>1.0641974908827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4097893954811">
                <text:p>1.0409789395481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4437654206033">
                <text:p>0.9844376542060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0690780348655">
                <text:p>0.99069078034865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41098597">
                <text:p>1.0244109859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750945506207">
                <text:p>1.0875094550620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2686475695607">
                <text:p>1.0268647569560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98021383829197">
                <text:p>0.79802138382919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8012953211711">
                <text:p>0.95801295321171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286153328441">
                <text:p>1.05286153328441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9036319952079">
                <text:p>0.86903631995207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7538595106">
                <text:p>0.98753859510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698400573373">
                <text:p>0.9536984005733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6707923429887">
                <text:p>0.90670792342988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26977849935633">
                <text:p>0.82697784993563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2674092871138">
                <text:p>0.99267409287113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794248133295652">
                <text:p>0.794248133295652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3592518724053">
                <text:p>0.78359251872405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9438793936992">
                <text:p>0.97943879393699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5832065007271">
                <text:p>0.92583206500727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6162711994645">
                <text:p>0.94616271199464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78804040644956">
                <text:p>0.97880404064495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630092902154">
                <text:p>0.9963009290215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6206228579622">
                <text:p>0.98620622857962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6960059983913">
                <text:p>0.95696005998391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67100615427782">
                <text:p>0.96710061542778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5253970399176">
                <text:p>0.96525397039917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20903284976632">
                <text:p>0.92090328497663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3490087870746">
                <text:p>0.99349008787074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2195195780071">
                <text:p>0.99219519578007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1467782095977">
                <text:p>0.93146778209597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258253615447">
                <text:p>0.91625825361544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7163154035807">
                <text:p>0.99716315403580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0150583750296">
                <text:p>0.99015058375029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02045383558047">
                <text:p>0.90204538355804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53844213643701">
                <text:p>0.85384421364370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778671077382883">
                <text:p>0.77867107738288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811575506473914">
                <text:p>0.81157550647391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30341746260974">
                <text:p>0.83034174626097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12700187410439">
                <text:p>0.91270018741043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5911591939481">
                <text:p>0.96591159193948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69818123661987">
                <text:p>0.86981812366198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877025626598875">
                <text:p>0.8770256265988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1779188899984">
                <text:p>0.91779188899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5911591939481">
                <text:p>0.96591159193948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43967640330046">
                <text:p>0.84396764033004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08537559364859">
                <text:p>0.90853755936485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2746337890625">
                <text:p>1.0274633789062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65533754601979">
                <text:p>0.96553375460197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15290752380594">
                <text:p>0.91529075238059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01562901307967">
                <text:p>0.80156290130796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1411434924662">
                <text:p>1.0141143492466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62996315399477">
                <text:p>0.86299631539947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24415959461608">
                <text:p>0.92441595946160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25645874421669">
                <text:p>1.2564587442166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820910789797">
                <text:p>1.0582091078979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0325470941223">
                <text:p>1.0032547094122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3898558026171">
                <text:p>1.0389855802617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26868632699402">
                <text:p>0.92686863269940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62312283192193">
                <text:p>0.96231228319219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1045998332083">
                <text:p>1.0104599833208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850630729875">
                <text:p>1.0885063072987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614440548217471">
                <text:p>0.61444054821747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798643181965445">
                <text:p>0.79864318196544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715370858648919">
                <text:p>0.71537085864891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40715710740476">
                <text:p>0.94071571074047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341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078.25">
                <text:p>12078.2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0346">
                <text:p>10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